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152cm" svg:stroke-color="#55308d" draw:marker-start-width="0.427cm" draw:marker-end-width="0.427cm" draw:fill="solid" draw:fill-color="#ffffff" draw:textarea-horizontal-align="justify" draw:textarea-vertical-align="middle" draw:auto-grow-height="false" fo:min-height="4.04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52cm" svg:stroke-color="#bf0041" draw:marker-start-width="0.427cm" draw:marker-end-width="0.427cm" draw:fill="solid" draw:fill-color="#ffffff" draw:textarea-horizontal-align="justify" draw:textarea-vertical-align="middle" draw:auto-grow-height="false" fo:min-height="2.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52cm" svg:stroke-color="#ff4000" draw:marker-start-width="0.427cm" draw:marker-end-width="0.427cm" draw:fill="solid" draw:fill-color="#ffffff" draw:textarea-horizontal-align="justify" draw:textarea-vertical-align="middle" draw:auto-grow-height="false" fo:min-height="2.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52cm" svg:stroke-color="#158466" draw:marker-start-width="0.427cm" draw:marker-end-width="0.427cm" draw:fill="solid" draw:fill-color="#ffffff" draw:textarea-horizontal-align="justify" draw:textarea-vertical-align="middle" draw:auto-grow-height="false" fo:min-height="2.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152cm" svg:stroke-color="#bf0041" draw:marker-start-width="0.427cm" draw:marker-end-width="0.427cm" draw:fill="solid" draw:fill-color="#ff4000" draw:textarea-horizontal-align="justify" draw:textarea-vertical-align="middle" draw:auto-grow-height="false" fo:min-height="2.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152cm" svg:stroke-color="#bf0041" draw:marker-start-width="0.427cm" draw:marker-end-width="0.427cm" draw:fill="solid" draw:fill-color="#bf0041" draw:textarea-horizontal-align="justify" draw:textarea-vertical-align="middle" draw:auto-grow-height="false" fo:min-height="2.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152cm" svg:stroke-color="#bf0041" draw:marker-start-width="0.427cm" draw:marker-end-width="0.427cm" draw:fill="solid" draw:fill-color="#158466" draw:textarea-horizontal-align="justify" draw:textarea-vertical-align="middle" draw:auto-grow-height="false" fo:min-height="2.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152cm" svg:stroke-color="#bf0041" draw:marker-start-width="0.427cm" draw:marker-end-width="0.427cm" draw:fill="solid" draw:fill-color="#55308d" draw:textarea-horizontal-align="justify" draw:textarea-vertical-align="middle" draw:auto-grow-height="false" fo:min-height="5.4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1.723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03cm" fo:min-width="2.104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3cm" fo:min-width="2.95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03cm" fo:min-width="1.039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uble_20_Dash_20__28_Rounded_29_" svg:stroke-width="0.2cm" svg:stroke-color="#55308d" draw:marker-start-width="0.5cm" draw:marker-end-width="0.5cm" svg:stroke-linecap="round" draw:fill="none" draw:textarea-horizontal-align="justify" draw:textarea-vertical-align="middle" draw:auto-grow-height="false" fo:min-height="10.507cm" fo:min-width="26.849cm" fo:padding-top="0.225cm" fo:padding-bottom="0.225cm" fo:padding-left="0.35cm" fo:padding-right="0.35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6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03cm" fo:min-width="3.611cm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152cm" svg:stroke-color="#158466" draw:marker-start-width="0.427cm" draw:marker-end-width="0.427cm" draw:fill="solid" draw:fill-color="#ffffff" draw:textarea-horizontal-align="justify" draw:textarea-vertical-align="middle" draw:auto-grow-height="false" fo:min-height="2.25cm" fo:min-width="4.53cm" fo:padding-top="0.2cm" fo:padding-bottom="0.2cm" fo:padding-left="0.325cm" fo:padding-right="0.32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152cm" svg:stroke-color="#800080" draw:marker-start-width="0.427cm" draw:marker-end-width="0.427cm" draw:fill="solid" draw:fill-color="#ffffff" draw:textarea-horizontal-align="justify" draw:textarea-vertical-align="middle" draw:auto-grow-height="false" fo:min-height="1.505cm" fo:min-width="4.73cm" fo:padding-top="0.2cm" fo:padding-bottom="0.2cm" fo:padding-left="0.325cm" fo:padding-right="0.32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152cm" svg:stroke-color="#2a6099" draw:marker-start-width="0.427cm" draw:marker-end-width="0.427cm" draw:fill="solid" draw:fill-color="#ffffff" draw:textarea-horizontal-align="justify" draw:textarea-vertical-align="middle" draw:auto-grow-height="false" fo:min-height="2.25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5.057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dash" draw:stroke-dash="Long_20_Dash_20__28_Rounded_29_" svg:stroke-width="0.152cm" svg:stroke-color="#800080" draw:marker-start-width="0.427cm" draw:marker-end-width="0.427cm" svg:stroke-linecap="round" draw:fill="solid" draw:fill-color="#ffffff" draw:textarea-horizontal-align="justify" draw:textarea-vertical-align="middle" draw:auto-grow-height="false" fo:min-height="1.505cm" fo:min-width="4.73cm" fo:padding-top="0.2cm" fo:padding-bottom="0.2cm" fo:padding-left="0.325cm" fo:padding-right="0.325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03cm" fo:min-width="2.121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03cm" fo:min-width="4.644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03cm" fo:min-width="1.929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03cm" fo:min-width="1.975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703cm" fo:min-width="2.37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-color="#d62e4e" draw:textarea-horizontal-align="justify" draw:textarea-vertical-align="top" draw:auto-grow-height="false" fo:min-height="12.45cm" fo:min-width="10.9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-color="#d62e4e" draw:textarea-horizontal-align="justify" draw:textarea-vertical-align="top" draw:auto-grow-height="false" fo:min-height="7.245cm" fo:min-width="8.39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10d0c" draw:textarea-horizontal-align="justify" draw:textarea-vertical-align="top" draw:auto-grow-height="false" fo:min-height="4.195cm" fo:min-width="8.3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468a1a" draw:textarea-horizontal-align="justify" draw:textarea-vertical-align="top" draw:auto-grow-height="false" fo:min-height="7.37cm" fo:min-width="8.39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780373" draw:textarea-horizontal-align="justify" draw:textarea-vertical-align="top" draw:auto-grow-height="false" fo:min-height="4.195cm" fo:min-width="9.025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b47804" draw:textarea-horizontal-align="justify" draw:textarea-vertical-align="top" draw:auto-grow-height="false" fo:min-height="2.29cm" fo:min-width="5.215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3465a4" draw:textarea-horizontal-align="justify" draw:textarea-vertical-align="top" draw:auto-grow-height="false" fo:min-height="2.29cm" fo:min-width="5.215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1e6a39" draw:textarea-horizontal-align="justify" draw:textarea-vertical-align="top" draw:auto-grow-height="false" fo:min-height="2.925cm" fo:min-width="7.12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.2cm" svg:stroke-color="#000000" draw:marker-start-width="0.5cm" draw:marker-end-width="0.5cm" draw:fill-color="#000000" draw:textarea-horizontal-align="justify" draw:textarea-vertical-align="middle" draw:auto-grow-height="false" fo:min-height="0.82cm" fo:min-width="7.555cm" fo:padding-top="0.225cm" fo:padding-bottom="0.225cm" fo:padding-left="0.35cm" fo:padding-right="0.35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780373" draw:textarea-horizontal-align="justify" draw:textarea-vertical-align="top" draw:auto-grow-height="false" fo:min-height="1.675cm" fo:min-width="9.66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10d0c" draw:textarea-horizontal-align="justify" draw:textarea-vertical-align="top" draw:auto-grow-height="false" fo:min-height="3.56cm" fo:min-width="10.93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width="0.2cm" svg:stroke-color="#000000" draw:marker-start-width="0.5cm" draw:marker-end-width="0.5cm" draw:fill-color="#000000" draw:textarea-horizontal-align="justify" draw:textarea-vertical-align="top" draw:auto-grow-height="false" fo:min-height="1.455cm" fo:min-width="7.555cm" fo:padding-top="0.225cm" fo:padding-bottom="0.225cm" fo:padding-left="0.35cm" fo:padding-right="0.35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-color="#468a1a" draw:textarea-horizontal-align="justify" draw:textarea-vertical-align="top" draw:auto-grow-height="false" fo:min-height="2.925cm" fo:min-width="10.355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-color="#468a1a" draw:textarea-horizontal-align="justify" draw:textarea-vertical-align="top" draw:auto-grow-height="false" fo:min-height="2.925cm" fo:min-width="12.895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-color="#b47804" draw:textarea-horizontal-align="justify" draw:textarea-vertical-align="top" draw:auto-grow-height="false" fo:min-height="1.655cm" fo:min-width="10.295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-color="#1e6a39" draw:textarea-horizontal-align="justify" draw:textarea-vertical-align="top" draw:auto-grow-height="false" fo:min-height="1.655cm" fo:min-width="9.025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.2cm" svg:stroke-color="#000000" draw:marker-start-width="0.5cm" draw:marker-end-width="0.5cm" draw:fill-color="#000000" draw:textarea-horizontal-align="justify" draw:textarea-vertical-align="top" draw:auto-grow-height="false" fo:min-height="2.725cm" fo:min-width="10.73cm" fo:padding-top="0.225cm" fo:padding-bottom="0.225cm" fo:padding-left="0.35cm" fo:padding-right="0.35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-color="#f10d0c" draw:textarea-horizontal-align="justify" draw:textarea-vertical-align="top" draw:auto-grow-height="false" fo:min-height="2.29cm" fo:min-width="10.93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width="0.2cm" svg:stroke-color="#000000" draw:marker-start-width="0.5cm" draw:marker-end-width="0.5cm" draw:fill-color="#000000" draw:textarea-horizontal-align="justify" draw:textarea-vertical-align="top" draw:auto-grow-height="false" fo:min-height="2.09cm" fo:min-width="7.555cm" fo:padding-top="0.225cm" fo:padding-bottom="0.225cm" fo:padding-left="0.35cm" fo:padding-right="0.35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10d0c" draw:textarea-horizontal-align="justify" draw:textarea-vertical-align="top" draw:auto-grow-height="false" fo:min-height="2.925cm" fo:min-width="10.93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468a1a" draw:textarea-horizontal-align="justify" draw:textarea-vertical-align="top" draw:auto-grow-height="false" fo:min-height="3.56cm" fo:min-width="14.8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width="0.2cm" svg:stroke-color="#000000" draw:marker-start-width="0.5cm" draw:marker-end-width="0.5cm" draw:fill-color="#000000" draw:textarea-horizontal-align="justify" draw:textarea-vertical-align="top" draw:auto-grow-height="false" fo:min-height="1.455cm" fo:min-width="7.555cm" fo:padding-top="0.225cm" fo:padding-bottom="0.225cm" fo:padding-left="0.35cm" fo:padding-right="0.35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468a1a" draw:textarea-horizontal-align="justify" draw:textarea-vertical-align="top" draw:auto-grow-height="false" fo:min-height="1.655cm" fo:min-width="7.755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2cm" svg:stroke-color="#ffbf00" draw:marker-start-width="0.5cm" draw:marker-end-width="0.5cm" draw:fill-color="#000000" draw:textarea-horizontal-align="justify" draw:textarea-vertical-align="top" draw:auto-grow-height="false" fo:min-height="14.155cm" fo:min-width="13.905cm" fo:padding-top="0.225cm" fo:padding-bottom="0.225cm" fo:padding-left="0.35cm" fo:padding-right="0.35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2cm" svg:stroke-color="#000000" draw:marker-start-width="0.5cm" draw:marker-end-width="0.5cm" draw:fill-color="#ffffff" draw:textarea-horizontal-align="justify" draw:textarea-vertical-align="top" draw:auto-grow-height="false" fo:min-height="14.155cm" fo:min-width="11.365cm" fo:padding-top="0.225cm" fo:padding-bottom="0.225cm" fo:padding-left="0.35cm" fo:padding-right="0.35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width="0.051cm" svg:stroke-color="#000000" draw:marker-start-width="0.276cm" draw:marker-end-width="0.276cm" draw:fill-color="#666666" draw:textarea-vertical-align="middle" draw:auto-grow-height="false" fo:min-height="2.876cm" fo:min-width="2.626cm" fo:padding-top="0.15cm" fo:padding-bottom="0.15cm" fo:padding-left="0.275cm" fo:padding-right="0.275cm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152cm" svg:stroke-color="#ff860d" draw:marker-start-width="0.427cm" draw:marker-end-width="0.427cm" draw:fill="solid" draw:fill-color="#ffffff" draw:textarea-horizontal-align="justify" draw:textarea-vertical-align="middle" draw:auto-grow-height="false" fo:min-height="5.315cm" fo:min-width="8.875cm" fo:padding-top="0.2cm" fo:padding-bottom="0.2cm" fo:padding-left="0.325cm" fo:padding-right="0.32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152cm" svg:stroke-color="#55308d" draw:marker-start-width="0.427cm" draw:marker-end-width="0.427cm" draw:fill="solid" draw:fill-color="#ffffff" draw:textarea-horizontal-align="justify" draw:textarea-vertical-align="middle" draw:auto-grow-height="false" fo:min-height="4.68cm" fo:min-width="5.7cm" fo:padding-top="0.2cm" fo:padding-bottom="0.2cm" fo:padding-left="0.325cm" fo:padding-right="0.325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svg:stroke-width="0.2cm" svg:stroke-color="#5eb91e" draw:marker-start-width="0.5cm" draw:marker-end-width="0.5cm" draw:fill-color="#000000" draw:textarea-horizontal-align="justify" draw:textarea-vertical-align="top" draw:auto-grow-height="false" fo:min-height="14.155cm" fo:min-width="13.905cm" fo:padding-top="0.225cm" fo:padding-bottom="0.225cm" fo:padding-left="0.35cm" fo:padding-right="0.35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5cm" svg:stroke-color="#000000" draw:marker-start-width="0.425cm" draw:marker-end-width="0.425cm" draw:fill-color="#ffffff" draw:textarea-horizontal-align="justify" draw:textarea-vertical-align="top" draw:auto-grow-height="false" fo:min-height="14.155cm" fo:min-width="11.365cm" fo:padding-top="0.2cm" fo:padding-bottom="0.2cm" fo:padding-left="0.325cm" fo:padding-right="0.325cm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152cm" svg:stroke-color="#ff860d" draw:marker-start-width="0.427cm" draw:marker-end-width="0.427cm" draw:fill="solid" draw:fill-color="#ffffff" draw:textarea-horizontal-align="justify" draw:textarea-vertical-align="middle" draw:auto-grow-height="false" fo:min-height="5.315cm" fo:min-width="13.32cm" fo:padding-top="0.2cm" fo:padding-bottom="0.2cm" fo:padding-left="0.325cm" fo:padding-right="0.325cm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15cm" svg:stroke-color="#55308d" draw:marker-start-width="0.424cm" draw:marker-end-width="0.424cm" draw:fill="solid" draw:fill-color="#ffffff" draw:textarea-horizontal-align="justify" draw:textarea-vertical-align="middle" draw:auto-grow-height="false" fo:min-height="7.857cm" fo:min-width="11.417cm" fo:padding-top="0.199cm" fo:padding-bottom="0.199cm" fo:padding-left="0.324cm" fo:padding-right="0.32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draw:fill-color="#ff972f" draw:textarea-horizontal-align="justify" draw:textarea-vertical-align="middle" draw:auto-grow-height="false" fo:min-height="1.02cm" fo:min-width="26.17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fill-color="#77bc65" draw:textarea-horizontal-align="justify" draw:textarea-vertical-align="top" draw:auto-grow-height="false" fo:min-height="10.545cm" fo:min-width="2.675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-color="#a1467e" draw:textarea-horizontal-align="justify" draw:textarea-vertical-align="middle" draw:auto-grow-height="false" fo:min-height="10.545cm" fo:min-width="5.215cm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draw:fill-color="#729fcf" draw:textarea-horizontal-align="justify" draw:textarea-vertical-align="top" draw:auto-grow-height="false" fo:min-height="10.545cm" fo:min-width="2.675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width="0.051cm" svg:stroke-color="#ffffff" draw:marker-start-width="0.276cm" draw:marker-end-width="0.276cm" draw:fill-color="#999999" draw:textarea-horizontal-align="justify" draw:textarea-vertical-align="middle" draw:auto-grow-height="false" fo:min-height="0.336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-color="#3465a4" draw:textarea-horizontal-align="justify" draw:textarea-vertical-align="top" draw:auto-grow-height="false" fo:min-height="10.545cm" fo:min-width="2.675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7.28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draw:fill-color="#069a2e" draw:textarea-horizontal-align="justify" draw:textarea-vertical-align="top" draw:auto-grow-height="false" fo:min-height="10.545cm" fo:min-width="2.675cm" style:writing-mode="lr-tb" loext:decorative="false"/>
      <style:paragraph-properties style:writing-mode="lr-tb"/>
    </style:style>
    <style:style style:name="gr6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6cm" fo:min-width="5.642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draw:fill-color="#ff6d6d" draw:textarea-horizontal-align="justify" draw:textarea-vertical-align="middle" draw:auto-grow-height="false" fo:min-height="1.02cm" fo:min-width="9.66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1cm" svg:stroke-color="#000000" draw:marker-start-width="0.276cm" draw:marker-end-width="0.276cm" draw:fill-color="#dde8cb" draw:textarea-vertical-align="middle" draw:auto-grow-height="false" fo:min-height="4.146cm" fo:min-width="3.896cm" fo:padding-top="0.15cm" fo:padding-bottom="0.15cm" fo:padding-left="0.275cm" fo:padding-right="0.275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-color="#ffff6d" draw:textarea-horizontal-align="justify" draw:textarea-vertical-align="middle" draw:auto-grow-height="false" fo:min-height="1.02cm" fo:min-width="9.66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051cm" svg:stroke-color="#000000" draw:marker-start-width="0.276cm" draw:marker-end-width="0.276cm" draw:fill-color="#dee6ef" draw:textarea-vertical-align="middle" draw:auto-grow-height="false" fo:min-height="4.146cm" fo:min-width="3.896cm" fo:padding-top="0.15cm" fo:padding-bottom="0.15cm" fo:padding-left="0.275cm" fo:padding-right="0.275cm" loext:decorative="false"/>
    </style:style>
    <style:style style:name="gr73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6cm" fo:min-width="5.166cm" fo:padding-top="0.15cm" fo:padding-bottom="0.15cm" fo:padding-left="0.275cm" fo:padding-right="0.275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width="0.051cm" svg:stroke-color="#000000" draw:marker-start-width="0.276cm" draw:marker-end-width="0.276cm" draw:fill-color="#650953" draw:textarea-vertical-align="middle" draw:auto-grow-height="false" fo:min-height="4.146cm" fo:min-width="3.896cm" fo:padding-top="0.15cm" fo:padding-bottom="0.15cm" fo:padding-left="0.275cm" fo:padding-right="0.275cm" loext:decorative="false"/>
    </style:style>
    <style:style style:name="gr75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6.169cm" style:writing-mode="lr-tb" loext:decorative="false"/>
      <style:paragraph-properties style:writing-mode="lr-tb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78cm" fo:min-width="0.53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336cm" fo:min-width="5.166cm" fo:padding-top="0.15cm" fo:padding-bottom="0.15cm" fo:padding-left="0.275cm" fo:padding-right="0.275cm" style:writing-mode="lr-tb" loext:decorative="false"/>
      <style:paragraph-properties style:writing-mode="lr-tb"/>
    </style:style>
    <style:style style:name="gr78" style:family="graphic" style:parent-style-name="standard">
      <style:graphic-properties draw:fill-color="#81aca6" draw:textarea-horizontal-align="justify" draw:textarea-vertical-align="middle" draw:auto-grow-height="false" fo:min-height="1.02cm" fo:min-width="4.581cm" style:writing-mode="lr-tb" loext:decorative="false"/>
      <style:paragraph-properties style:writing-mode="lr-tb"/>
    </style:style>
    <style:style style:name="pr1" style:family="presentation" style:parent-style-name="Default-title">
      <style:graphic-properties fo:min-height="1.905cm" loext:decorative="false"/>
      <style:paragraph-properties style:writing-mode="lr-tb"/>
    </style:style>
    <style:style style:name="pr2" style:family="presentation" style:parent-style-name="Default-outline1" style:list-style-name="L2">
      <style:graphic-properties svg:stroke-color="#3465a4" fo:min-height="8.88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outline1" style:list-style-name="L2">
      <style:graphic-properties svg:stroke-color="#3465a4" fo:min-height="8.884cm" loext:decorative="false"/>
      <style:paragraph-properties style:writing-mode="lr-tb"/>
    </style:style>
    <style:style style:name="pr6" style:family="presentation" style:parent-style-name="Default-outline1" style:list-style-name="L2">
      <style:graphic-properties svg:stroke-color="#3465a4" fo:min-height="8.884cm" loext:decorative="false"/>
      <style:paragraph-properties style:writing-mode="lr-tb"/>
    </style:style>
    <style:style style:name="P1" style:family="paragraph">
      <style:text-properties fo:font-size="22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 style:writing-mode="lr-tb"/>
      <style:text-properties fo:color="#55308d" loext:opacity="100%" fo:font-size="22pt" fo:font-weight="bold" style:font-size-asian="20pt" style:font-size-complex="20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color="#55308d" loext:opacity="100%" fo:font-size="22pt" fo:font-weight="bold" style:font-size-asian="20pt" style:font-size-complex="20pt"/>
    </style:style>
    <style:style style:name="P5" style:family="paragraph">
      <style:paragraph-properties fo:text-align="center" style:writing-mode="lr-tb"/>
      <style:text-properties fo:color="#bf0041" loext:opacity="100%" fo:font-size="22pt" fo:font-weight="bold" style:font-size-asian="20pt" style:font-size-complex="2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bf0041" loext:opacity="100%" fo:font-size="22pt" fo:font-weight="bold" style:font-size-asian="20pt" style:font-size-complex="20pt"/>
    </style:style>
    <style:style style:name="P7" style:family="paragraph">
      <style:paragraph-properties fo:text-align="center" style:writing-mode="lr-tb"/>
      <style:text-properties fo:color="#ff4000" loext:opacity="100%" fo:font-size="22pt" fo:font-weight="bold" style:font-size-asian="20pt" style:font-size-complex="20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ff4000" loext:opacity="100%" fo:font-size="22pt" fo:font-weight="bold" style:font-size-asian="20pt" style:font-size-complex="20pt"/>
    </style:style>
    <style:style style:name="P9" style:family="paragraph">
      <style:paragraph-properties fo:text-align="center" style:writing-mode="lr-tb"/>
      <style:text-properties fo:color="#158466" loext:opacity="100%" fo:font-size="22pt" fo:font-weight="bold" style:font-size-asian="20pt" style:font-size-complex="2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158466" loext:opacity="100%" fo:font-size="22pt" fo:font-weight="bold" style:font-size-asian="20pt" style:font-size-complex="20pt"/>
    </style:style>
    <style:style style:name="P11" style:family="paragraph">
      <style:paragraph-properties fo:text-align="center" style:writing-mode="lr-tb"/>
      <style:text-properties fo:color="#ffffff" loext:opacity="100%" fo:font-size="22pt" fo:font-weight="bold" style:font-size-asian="20pt" style:font-size-complex="20pt"/>
    </style:style>
    <style:style style:name="P12" style:family="paragraph">
      <loext:graphic-properties draw:fill="solid" draw:fill-color="#ff4000"/>
      <style:paragraph-properties fo:text-align="center" style:writing-mode="lr-tb"/>
      <style:text-properties fo:color="#ffffff" loext:opacity="100%" fo:font-size="22pt" fo:font-weight="bold" style:font-size-asian="20pt" style:font-size-complex="20pt"/>
    </style:style>
    <style:style style:name="P13" style:family="paragraph">
      <loext:graphic-properties draw:fill="solid" draw:fill-color="#bf0041"/>
      <style:paragraph-properties fo:text-align="center" style:writing-mode="lr-tb"/>
      <style:text-properties fo:color="#ffffff" loext:opacity="100%" fo:font-size="22pt" fo:font-weight="bold" style:font-size-asian="20pt" style:font-size-complex="20pt"/>
    </style:style>
    <style:style style:name="P14" style:family="paragraph">
      <loext:graphic-properties draw:fill="solid" draw:fill-color="#158466"/>
      <style:paragraph-properties fo:text-align="center" style:writing-mode="lr-tb"/>
      <style:text-properties fo:color="#ffffff" loext:opacity="100%" fo:font-size="22pt" fo:font-weight="bold" style:font-size-asian="20pt" style:font-size-complex="20pt"/>
    </style:style>
    <style:style style:name="P15" style:family="paragraph">
      <loext:graphic-properties draw:fill="solid" draw:fill-color="#55308d"/>
      <style:paragraph-properties fo:text-align="center" style:writing-mode="lr-tb"/>
      <style:text-properties fo:color="#ffffff" loext:opacity="100%" fo:font-size="22pt" fo:font-weight="bold" style:font-size-asian="20pt" style:font-size-complex="20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 style:writing-mode="lr-tb"/>
      <style:text-properties fo:font-size="15pt"/>
    </style:style>
    <style:style style:name="P19" style:family="paragraph">
      <style:paragraph-properties fo:text-align="center" style:writing-mode="lr-tb"/>
      <style:text-properties fo:color="#800080" loext:opacity="100%" fo:font-size="22pt" fo:font-weight="bold" style:font-size-asian="20pt" style:font-size-complex="20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800080" loext:opacity="100%" fo:font-size="22pt" fo:font-weight="bold" style:font-size-asian="20pt" style:font-size-complex="20pt"/>
    </style:style>
    <style:style style:name="P21" style:family="paragraph">
      <style:paragraph-properties fo:text-align="center" style:writing-mode="lr-tb"/>
      <style:text-properties fo:color="#2a6099" loext:opacity="100%" fo:font-size="22pt" fo:font-weight="bold" style:font-size-asian="20pt" style:font-size-complex="20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2a6099" loext:opacity="100%" fo:font-size="22pt" fo:font-weight="bold" style:font-size-asian="20pt" style:font-size-complex="20pt"/>
    </style:style>
    <style:style style:name="P23" style:family="paragraph">
      <style:paragraph-properties fo:margin-top="0.5cm" fo:margin-bottom="0cm"/>
    </style:style>
    <style:style style:name="P24" style:family="paragraph">
      <style:paragraph-properties fo:margin-top="0.5cm" fo:margin-bottom="0cm"/>
      <style:text-properties fo:font-size="22pt" fo:font-weight="bold" style:font-size-asian="28pt" style:font-size-complex="28pt"/>
    </style:style>
    <style:style style:name="P25" style:family="paragraph">
      <style:paragraph-properties fo:text-align="start" style:writing-mode="lr-tb"/>
      <style:text-properties fo:color="#ffffff" loext:opacity="100%" fo:font-size="20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ffffff" loext:opacity="100%" fo:font-size="20pt" style:font-size-asian="12pt" style:font-size-complex="12pt"/>
    </style:style>
    <style:style style:name="P27" style:family="paragraph">
      <loext:graphic-properties draw:fill-color="#d62e4e"/>
      <style:paragraph-properties fo:text-align="start" style:writing-mode="lr-tb"/>
      <style:text-properties fo:color="#ffffff" loext:opacity="100%" fo:font-size="20pt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20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3pt"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ffffff" loext:opacity="100%" fo:font-size="13pt" style:font-size-asian="16pt" style:font-size-complex="16pt"/>
    </style:style>
    <style:style style:name="P31" style:family="paragraph">
      <loext:graphic-properties draw:fill-color="#f10d0c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3pt" style:font-size-asian="16pt" style:font-size-complex="16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4pt" style:font-size-asian="16pt" style:font-size-complex="16pt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ffffff" loext:opacity="100%" fo:font-size="14pt" style:font-size-asian="16pt" style:font-size-complex="16pt"/>
    </style:style>
    <style:style style:name="P34" style:family="paragraph">
      <loext:graphic-properties draw:fill-color="#468a1a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4pt" style:font-size-asian="16pt" style:font-size-complex="16pt"/>
    </style:style>
    <style:style style:name="P35" style:family="paragraph">
      <loext:graphic-properties draw:fill-color="#780373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3pt" style:font-size-asian="16pt" style:font-size-complex="16pt"/>
    </style:style>
    <style:style style:name="P36" style:family="paragraph">
      <loext:graphic-properties draw:fill-color="#b47804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3pt" style:font-size-asian="16pt" style:font-size-complex="16pt"/>
    </style:style>
    <style:style style:name="P37" style:family="paragraph">
      <loext:graphic-properties draw:fill-color="#3465a4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3pt" style:font-size-asian="16pt" style:font-size-complex="16pt"/>
    </style:style>
    <style:style style:name="P38" style:family="paragraph">
      <loext:graphic-properties draw:fill-color="#1e6a39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3pt" style:font-size-asian="16pt" style:font-size-complex="16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6d" loext:opacity="100%" fo:font-size="13pt" fo:font-weight="bold" style:font-size-asian="20pt" style:font-size-complex="20pt"/>
    </style:style>
    <style:style style:name="P40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color="#ffff6d" loext:opacity="100%" fo:font-size="13pt" fo:font-weight="bold" style:font-size-asian="20pt" style:font-size-complex="20pt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6d" loext:opacity="100%" fo:font-size="13pt" fo:font-weight="bold" style:font-size-asian="20pt" style:font-size-complex="20pt"/>
    </style:style>
    <style:style style:name="P43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/>
      <style:text-properties fo:color="#ffff6d" loext:opacity="100%" fo:font-size="13pt" fo:font-weight="bold" style:font-size-asian="20pt" style:font-size-complex="20pt"/>
    </style:style>
    <style:style style:name="P44" style:family="paragraph">
      <loext:graphic-properties draw:fill-color="#468a1a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3pt" style:font-size-asian="16pt" style:font-size-complex="16pt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bf00" loext:opacity="100%" fo:font-size="15pt" fo:font-weight="bold" style:font-size-asian="20pt" style:font-size-complex="20pt"/>
    </style:style>
    <style:style style:name="P4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ffbf00" loext:opacity="100%" fo:font-size="15pt" fo:font-weight="bold" style:font-size-asian="20pt" style:font-size-complex="20pt"/>
    </style:style>
    <style:style style:name="P47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/>
      <style:text-properties fo:color="#ffbf00" loext:opacity="100%" fo:font-size="15pt" fo:font-weight="bold" style:font-size-asian="20pt" style:font-size-complex="20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3pt" fo:font-weight="bold" style:font-size-asian="20pt" style:font-size-complex="20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3pt" fo:font-weight="bold" style:font-size-asian="20pt" style:font-size-complex="20pt"/>
    </style:style>
    <style:style style:name="P50" style:family="paragraph">
      <loext:graphic-properties draw:fill-color="#666666"/>
      <style:paragraph-properties fo:text-align="center" style:writing-mode="lr-tb"/>
    </style:style>
    <style:style style:name="P51" style:family="paragraph">
      <style:paragraph-properties fo:text-align="start" style:writing-mode="lr-tb"/>
      <style:text-properties fo:color="#ff8000" loext:opacity="100%" fo:font-size="15pt" fo:font-weight="bold"/>
    </style:style>
    <style:style style:name="P52" style:family="paragraph">
      <loext:graphic-properties draw:fill="solid" draw:fill-color="#ffffff"/>
      <style:paragraph-properties fo:text-align="start" style:writing-mode="lr-tb"/>
      <style:text-properties fo:color="#ff8000" loext:opacity="100%" fo:font-size="15pt" fo:font-weight="bold"/>
    </style:style>
    <style:style style:name="P53" style:family="paragraph">
      <style:paragraph-properties fo:text-align="start" style:writing-mode="lr-tb"/>
      <style:text-properties fo:color="#55308d" loext:opacity="100%" fo:font-size="15pt" fo:font-weight="bold"/>
    </style:style>
    <style:style style:name="P54" style:family="paragraph">
      <loext:graphic-properties draw:fill="solid" draw:fill-color="#ffffff"/>
      <style:paragraph-properties fo:text-align="start" style:writing-mode="lr-tb"/>
      <style:text-properties fo:color="#55308d" loext:opacity="100%" fo:font-size="15pt" fo:font-weight="bold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5eb91e" loext:opacity="100%" fo:font-size="15pt" fo:font-weight="bold" style:font-size-asian="20pt" style:font-size-complex="20pt"/>
    </style:style>
    <style:style style:name="P56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/>
      <style:text-properties fo:color="#5eb91e" loext:opacity="100%" fo:font-size="15pt" fo:font-weight="bold" style:font-size-asian="20pt" style:font-size-complex="20pt"/>
    </style:style>
    <style:style style:name="P57" style:family="paragraph">
      <style:paragraph-properties fo:text-align="center" style:writing-mode="lr-tb"/>
      <style:text-properties fo:font-size="18pt"/>
    </style:style>
    <style:style style:name="P58" style:family="paragraph">
      <loext:graphic-properties draw:fill-color="#ff972f"/>
      <style:paragraph-properties fo:text-align="center" style:writing-mode="lr-tb"/>
      <style:text-properties fo:font-size="18pt"/>
    </style:style>
    <style:style style:name="P59" style:family="paragraph">
      <loext:graphic-properties draw:fill-color="#77bc65"/>
      <style:paragraph-properties fo:text-align="center" style:writing-mode="lr-tb"/>
      <style:text-properties fo:font-size="18pt"/>
    </style:style>
    <style:style style:name="P60" style:family="paragraph">
      <loext:graphic-properties draw:fill-color="#a1467e"/>
      <style:paragraph-properties fo:text-align="center" style:writing-mode="lr-tb"/>
      <style:text-properties fo:font-size="18pt"/>
    </style:style>
    <style:style style:name="P61" style:family="paragraph">
      <loext:graphic-properties draw:fill-color="#729fcf"/>
      <style:paragraph-properties fo:text-align="center" style:writing-mode="lr-tb"/>
      <style:text-properties fo:font-size="18pt"/>
    </style:style>
    <style:style style:name="P62" style:family="paragraph">
      <style:paragraph-properties fo:text-align="center" style:writing-mode="lr-tb"/>
      <style:text-properties fo:color="#000000" loext:opacity="100%" fo:font-size="18pt"/>
    </style:style>
    <style:style style:name="P63" style:family="paragraph">
      <loext:graphic-properties draw:fill-color="#999999"/>
      <style:paragraph-properties fo:text-align="center" style:writing-mode="lr-tb"/>
      <style:text-properties fo:color="#000000" loext:opacity="100%" fo:font-size="18pt"/>
    </style:style>
    <style:style style:name="P64" style:family="paragraph">
      <style:paragraph-properties fo:text-align="center" style:writing-mode="lr-tb"/>
      <style:text-properties fo:color="#ffffff" loext:opacity="100%" fo:font-size="18pt"/>
    </style:style>
    <style:style style:name="P65" style:family="paragraph">
      <loext:graphic-properties draw:fill-color="#3465a4"/>
      <style:paragraph-properties fo:text-align="center" style:writing-mode="lr-tb"/>
      <style:text-properties fo:color="#ffffff" loext:opacity="100%" fo:font-size="18pt"/>
    </style:style>
    <style:style style:name="P66" style:family="paragraph">
      <style:paragraph-properties fo:text-align="center" style:writing-mode="lr-tb"/>
      <style:text-properties fo:font-size="16pt" style:font-size-asian="16pt" style:font-size-complex="16pt"/>
    </style:style>
    <style:style style:name="P67" style:family="paragraph">
      <loext:graphic-properties draw:fill-color="#000000"/>
      <style:paragraph-properties fo:text-align="center" style:writing-mode="lr-tb"/>
      <style:text-properties fo:font-size="16pt" style:font-size-asian="16pt" style:font-size-complex="16pt"/>
    </style:style>
    <style:style style:name="P68" style:family="paragraph">
      <loext:graphic-properties draw:fill-color="#069a2e"/>
      <style:paragraph-properties fo:text-align="center" style:writing-mode="lr-tb"/>
      <style:text-properties fo:color="#ffffff" loext:opacity="100%" fo:font-size="18pt"/>
    </style:style>
    <style:style style:name="P69" style:family="paragraph">
      <loext:graphic-properties draw:fill-color="#ffffff"/>
      <style:paragraph-properties fo:text-align="center" style:writing-mode="lr-tb"/>
      <style:text-properties fo:font-size="18pt"/>
    </style:style>
    <style:style style:name="P70" style:family="paragraph">
      <style:paragraph-properties fo:text-align="start" style:writing-mode="lr-tb"/>
      <style:text-properties fo:font-size="18pt"/>
    </style:style>
    <style:style style:name="P71" style:family="paragraph">
      <loext:graphic-properties draw:fill-color="#ff6d6d"/>
      <style:paragraph-properties fo:text-align="start" style:writing-mode="lr-tb"/>
      <style:text-properties fo:font-size="18pt"/>
    </style:style>
    <style:style style:name="P72" style:family="paragraph">
      <loext:graphic-properties draw:fill-color="#dde8cb"/>
      <style:paragraph-properties fo:text-align="center" style:writing-mode="lr-tb"/>
    </style:style>
    <style:style style:name="P73" style:family="paragraph">
      <style:paragraph-properties fo:text-align="end" style:writing-mode="lr-tb"/>
      <style:text-properties fo:font-size="18pt"/>
    </style:style>
    <style:style style:name="P74" style:family="paragraph">
      <loext:graphic-properties draw:fill-color="#ffff6d"/>
      <style:paragraph-properties fo:text-align="end" style:writing-mode="lr-tb"/>
      <style:text-properties fo:font-size="18pt"/>
    </style:style>
    <style:style style:name="P75" style:family="paragraph">
      <loext:graphic-properties draw:fill-color="#dee6ef"/>
      <style:paragraph-properties fo:text-align="center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8" style:family="paragraph">
      <loext:graphic-properties draw:fill-color="#650953"/>
      <style:paragraph-properties fo:text-align="center"/>
    </style:style>
    <style:style style:name="P79" style:family="paragraph">
      <loext:graphic-properties draw:fill-color="#808080"/>
      <style:paragraph-properties fo:text-align="center" style:writing-mode="lr-tb"/>
      <style:text-properties fo:color="#ffffff" loext:opacity="100%" fo:font-size="18pt"/>
    </style:style>
    <style:style style:name="P80" style:family="paragraph">
      <loext:graphic-properties draw:fill-color="#81aca6"/>
      <style:paragraph-properties fo:text-align="center" style:writing-mode="lr-tb"/>
      <style:text-properties fo:font-size="18pt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fo:color="#55308d" loext:opacity="100%" fo:font-size="22pt" fo:font-weight="bold" style:font-size-asian="20pt" style:font-size-complex="20pt"/>
    </style:style>
    <style:style style:name="T4" style:family="text">
      <style:text-properties fo:color="#bf0041" loext:opacity="100%" fo:font-size="22pt" fo:font-weight="bold" style:font-size-asian="20pt" style:font-size-complex="20pt"/>
    </style:style>
    <style:style style:name="T5" style:family="text">
      <style:text-properties fo:color="#ff4000" loext:opacity="100%" fo:font-size="22pt" fo:font-weight="bold" style:font-size-asian="20pt" style:font-size-complex="20pt"/>
    </style:style>
    <style:style style:name="T6" style:family="text">
      <style:text-properties fo:color="#158466" loext:opacity="100%" fo:font-size="22pt" fo:font-weight="bold" style:font-size-asian="20pt" style:font-size-complex="20pt"/>
    </style:style>
    <style:style style:name="T7" style:family="text">
      <style:text-properties fo:color="#ffffff" loext:opacity="100%" fo:font-size="22pt" fo:font-weight="bold" style:font-size-asian="20pt" style:font-size-complex="20pt"/>
    </style:style>
    <style:style style:name="T8" style:family="text">
      <style:text-properties fo:font-size="15pt"/>
    </style:style>
    <style:style style:name="T9" style:family="text">
      <style:text-properties fo:color="#800080" loext:opacity="100%" fo:font-size="22pt" fo:font-weight="bold" style:font-size-asian="20pt" style:font-size-complex="20pt"/>
    </style:style>
    <style:style style:name="T10" style:family="text">
      <style:text-properties fo:color="#2a6099" loext:opacity="100%" fo:font-size="22pt" fo:font-weight="bold" style:font-size-asian="20pt" style:font-size-complex="20pt"/>
    </style:style>
    <style:style style:name="T11" style:family="text">
      <style:text-properties fo:font-size="22pt" fo:font-weight="bold" style:font-size-asian="28pt" style:font-size-complex="28pt"/>
    </style:style>
    <style:style style:name="T12" style:family="text">
      <style:text-properties fo:color="#ff8000" loext:opacity="100%" fo:font-size="22pt" fo:font-weight="bold" style:font-size-asian="28pt" style:font-size-complex="28pt"/>
    </style:style>
    <style:style style:name="T13" style:family="text">
      <style:text-properties fo:color="#bf0041" loext:opacity="100%" fo:font-size="22pt" fo:font-weight="bold" style:font-size-asian="28pt" style:font-size-complex="28pt"/>
    </style:style>
    <style:style style:name="T14" style:family="text">
      <style:text-properties fo:color="#158466" loext:opacity="100%" fo:font-size="22pt" fo:font-weight="bold" style:font-size-asian="28pt" style:font-size-complex="28pt"/>
    </style:style>
    <style:style style:name="T15" style:family="text">
      <style:text-properties fo:color="#ffffff" loext:opacity="100%" fo:font-size="20pt" style:font-size-asian="12pt" style:font-size-complex="12pt"/>
    </style:style>
    <style:style style:name="T16" style:family="text">
      <style:text-properties fo:color="#ffffff" loext:opacity="100%" fo:font-size="12pt" style:font-size-asian="12pt" style:font-size-complex="12pt"/>
    </style:style>
    <style:style style:name="T17" style:family="text">
      <style:text-properties fo:color="#ffffff" loext:opacity="100%" fo:font-size="13pt" style:font-size-asian="16pt" style:font-size-complex="16pt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14pt" style:font-size-asian="14pt" style:font-size-complex="14pt"/>
    </style:style>
    <style:style style:name="T21" style:family="text">
      <style:text-properties fo:color="#ffffff" loext:opacity="100%" fo:font-size="14pt" style:font-size-asian="12pt" style:font-size-complex="12pt"/>
    </style:style>
    <style:style style:name="T22" style:family="text">
      <style:text-properties fo:color="#ffffff" loext:opacity="100%" fo:font-size="12pt" style:font-size-asian="14pt" style:font-size-complex="14pt"/>
    </style:style>
    <style:style style:name="T23" style:family="text">
      <style:text-properties fo:color="#ffff6d" loext:opacity="100%" fo:font-size="13pt" fo:font-weight="bold" style:font-size-asian="16pt" style:font-size-complex="16pt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12pt" style:font-size-asian="16pt" style:font-size-complex="16pt"/>
    </style:style>
    <style:style style:name="T26" style:family="text">
      <style:text-properties fo:color="#ffffff" loext:opacity="100%" fo:font-size="13pt" style:font-size-asian="10.5pt" style:font-size-complex="10.5pt"/>
    </style:style>
    <style:style style:name="T27" style:family="text">
      <style:text-properties fo:color="#ffffff" loext:opacity="100%" fo:font-size="13pt" style:font-size-asian="12pt" style:font-size-complex="12pt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13pt" style:font-size-asian="14pt" style:font-size-complex="14pt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5pt" fo:font-weight="bold" style:font-size-asian="20pt" style:font-size-complex="20pt"/>
    </style:style>
    <style:style style:name="T32" style:family="text">
      <style:text-properties fo:font-size="13pt" fo:font-weight="bold" style:font-size-asian="16pt" style:font-size-complex="16pt"/>
    </style:style>
    <style:style style:name="T33" style:family="text">
      <style:text-properties fo:font-size="15pt" fo:font-weight="bold" style:font-size-asian="22pt" style:font-size-complex="22pt"/>
    </style:style>
    <style:style style:name="T34" style:family="text">
      <style:text-properties fo:color="#000000" loext:opacity="100%" fo:font-size="13pt" fo:font-weight="bold" style:font-size-asian="16pt" style:font-size-complex="16pt"/>
    </style:style>
    <style:style style:name="T35" style:family="text">
      <style:text-properties fo:color="#000000" loext:opacity="100%" fo:font-size="13pt" fo:font-weight="bold" style:font-size-asian="20pt" style:font-size-complex="20pt"/>
    </style:style>
    <style:style style:name="T36" style:family="text">
      <style:text-properties fo:color="#ff8000" loext:opacity="100%" fo:font-size="15pt" fo:font-weight="bold"/>
    </style:style>
    <style:style style:name="T37" style:family="text">
      <style:text-properties fo:color="#ff8000" loext:opacity="100%" fo:font-size="15pt" fo:font-weight="bold" style:font-weight-asian="bold" style:font-weight-complex="bold"/>
    </style:style>
    <style:style style:name="T38" style:family="text">
      <style:text-properties fo:color="#ff8000" loext:opacity="100%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55308d" loext:opacity="100%" fo:font-size="15pt" fo:font-weight="bold"/>
    </style:style>
    <style:style style:name="T40" style:family="text">
      <style:text-properties fo:color="#55308d" loext:opacity="10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5eb91e" loext:opacity="100%" fo:font-size="15pt" fo:font-weight="bold" style:font-size-asian="20pt" style:font-size-complex="20pt"/>
    </style:style>
    <style:style style:name="T42" style:family="text">
      <style:text-properties fo:color="#5eb91e" loext:opacity="100%" fo:font-size="13pt" fo:font-weight="bold" style:font-size-asian="16pt" style:font-size-complex="16pt"/>
    </style:style>
    <style:style style:name="T43" style:family="text">
      <style:text-properties fo:color="#5eb91e" loext:opacity="100%" fo:font-size="15pt" fo:font-weight="bold" style:font-size-asian="22pt" style:font-size-complex="22pt"/>
    </style:style>
    <style:style style:name="T44" style:family="text">
      <style:text-properties fo:color="#5eb91e" loext:opacity="100%" fo:font-size="13pt" fo:font-weight="bold" style:font-size-asian="20pt" style:font-size-complex="20pt"/>
    </style:style>
    <style:style style:name="T45" style:family="text">
      <style:text-properties fo:font-size="18pt"/>
    </style:style>
    <style:style style:name="T46" style:family="text">
      <style:text-properties fo:color="#000000" loext:opacity="100%" fo:font-size="18pt"/>
    </style:style>
    <style:style style:name="T47" style:family="text">
      <style:text-properties fo:color="#ffffff" loext:opacity="100%" fo:font-size="18pt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color="#ffffff" loext:opacity="100%" style:font-name="Liberation Sans" fo:font-size="18pt" style:letter-kerning="true" style:font-name-asian="Microsoft YaHei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13.97cm" svg:height="1.905cm" svg:x="0.635cm" svg:y="0.635cm" presentation:class="title" presentation:user-transformed="true">
          <draw:text-box>
            <text:p>Repo (lib) structure</text:p>
          </draw:text-box>
        </draw:frame>
        <draw:frame presentation:style-name="pr2" draw:text-style-name="P1" draw:layer="layout" svg:width="8.89cm" svg:height="4.57cm" svg:x="0.635cm" svg:y="3.685cm" presentation:class="outline" presentation:user-transformed="true">
          <draw:text-box>
            <text:list text:style-name="L2">
              <text:list-item>
                <text:p><text:span text:style-name="T1">Presentation</text:span></text:p>
                <text:list>
                  <text:list-item>
                    <text:p><text:span text:style-name="T2">Pages</text:span></text:p>
                  </text:list-item>
                  <text:list-item>
                    <text:p><text:span text:style-name="T2">Pages server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8.255cm" svg:height="9.525cm" svg:x="19.05cm" svg:y="5.715cm" presentation:class="outline" presentation:user-transformed="true">
          <draw:text-box>
            <text:list text:style-name="L2">
              <text:list-item>
                <text:p><text:span text:style-name="T1">Logic</text:span></text:p>
                <text:list>
                  <text:list-item>
                    <text:p><text:span text:style-name="T1">Chat room</text:span></text:p>
                  </text:list-item>
                  <text:list-item>
                    <text:p><text:span text:style-name="T1">Command holder</text:span></text:p>
                  </text:list-item>
                  <text:list-item>
                    <text:p><text:span text:style-name="T1">Game</text:span></text:p>
                    <text:list>
                      <text:list-item>
                        <text:p><text:span text:style-name="T1">yark</text:span></text:p>
                      </text:list-item>
                      <text:list-item>
                        <text:p><text:span text:style-name="T1">Loop</text:span></text:p>
                      </text:list-item>
                      <text:list-item>
                        <text:p><text:span text:style-name="T1">Update </text:span><text:span text:style-name="T1">functions</text:span></text:p>
                      </text:list-item>
                      <text:list-item>
                        <text:p><text:span text:style-name="T1">Game </text:span><text:span text:style-name="T1">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10.795cm" svg:height="5.205cm" svg:x="8.255cm" svg:y="3.685cm" presentation:class="outline" presentation:user-transformed="true">
          <draw:text-box>
            <text:list text:style-name="L2">
              <text:list-item>
                <text:p><text:span text:style-name="T1">Juncture</text:span></text:p>
                <text:list>
                  <text:list-item>
                    <text:p><text:span text:style-name="T2">Chat ws handler</text:span></text:p>
                  </text:list-item>
                  <text:list-item>
                    <text:p><text:span text:style-name="T2">Gamepad ws </text:span><text:span text:style-name="T2">handler</text:span></text:p>
                  </text:list-item>
                  <text:list-item>
                    <text:p><text:span text:style-name="T2">State server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19.685cm" svg:height="6.35cm" svg:x="0.635cm" svg:y="8.89cm" presentation:class="outline" presentation:user-transformed="true">
          <draw:text-box>
            <text:list text:style-name="L2">
              <text:list-item>
                <text:p><text:span text:style-name="T1">Constants</text:span></text:p>
                <text:list>
                  <text:list-item>
                    <text:p><text:span text:style-name="T2">Connection </text:span><text:span text:style-name="T2">constants (ports, </text:span><text:span text:style-name="T2">paths)</text:span></text:p>
                  </text:list-item>
                  <text:list-item>
                    <text:p><text:span text:style-name="T2">Level </text:span><text:span text:style-name="T2">(dimensions, </text:span><text:span text:style-name="T2">blocks , bonus </text:span><text:span text:style-name="T2">rool, walls ...) </text:span></text:p>
                  </text:list-item>
                  <text:list-item>
                    <text:p><text:span text:style-name="T2">commands (:left, </text:span><text:span text:style-name="T2">:right, <text:s/>grace </text:span><text:span text:style-name="T2">duration …)</text:span></text:p>
                  </text:list-item>
                  <text:list-item>
                    <text:p><text:span text:style-name="T2">mecanics</text:span></text:p>
                  </text:list-item>
                  <text:list-item>
                    <text:p><text:span text:style-name="T2">2d vectors </text:span><text:span text:style-name="T2">functions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8.255cm" svg:height="3.175cm" svg:x="19.051cm" svg:y="0.635cm" presentation:class="outline" presentation:user-transformed="true">
          <draw:text-box>
            <text:list text:style-name="L2">
              <text:list-item>
                <text:p><text:span text:style-name="T1">App</text:span></text:p>
                <text:list>
                  <text:list-item>
                    <text:p><text:span text:style-name="T1">Start 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13.97cm" svg:height="1.905cm" svg:x="0.635cm" svg:y="0.635cm" presentation:class="title" presentation:user-transformed="true">
          <draw:text-box>
            <text:p>Process flow</text:p>
          </draw:text-box>
        </draw:frame>
        <draw:frame presentation:style-name="pr5" draw:text-style-name="P1" draw:layer="layout" svg:width="26.67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tart servers</text:span></text:p>
                <text:list>
                  <text:list-item>
                    <text:p><text:span text:style-name="T1">Presentation </text:span></text:p>
                    <text:list>
                      <text:list-item>
                        <text:p><text:span text:style-name="T1">pages</text:span></text:p>
                      </text:list-item>
                    </text:list>
                  </text:list-item>
                  <text:list-item>
                    <text:p><text:span text:style-name="T1">Juncture : </text:span><text:span text:style-name="T1">websockets </text:span></text:p>
                    <text:list>
                      <text:list-item>
                        <text:p><text:span text:style-name="T1">Gamepad – </text:span><text:span text:style-name="T1">game_state – </text:span><text:span text:style-name="T1">chat</text:span></text:p>
                      </text:list-item>
                    </text:list>
                  </text:list-item>
                  <text:list-item>
                    <text:p><text:span text:style-name="T1">Logic </text:span></text:p>
                    <text:list>
                      <text:list-item>
                        <text:p><text:span text:style-name="T1">Chat_room</text:span></text:p>
                      </text:list-item>
                      <text:list-item>
                        <text:p><text:span text:style-name="T1">Gamepad</text:span></text:p>
                        <text:list>
                          <text:list-item>
                            <text:p><text:span text:style-name="T1">Comman</text:span><text:span text:style-name="T1">d holder</text:span></text:p>
                          </text:list-item>
                        </text:list>
                      </text:list-item>
                      <text:list-item>
                        <text:p><text:span text:style-name="T1">Lobby</text:span></text:p>
                        <text:list>
                          <text:list-item>
                            <text:p><text:span text:style-name="T1">When </text:span><text:span text:style-name="T1">ready </text:span><text:span text:style-name="T1">start </text:span><text:span text:style-name="T1">game </text:span><text:span text:style-name="T1">loop</text:span></text:p>
                          </text:list-item>
                        </text:list>
                      </text:list-item>
                      <text:list-item>
                        <text:p><text:span text:style-name="T1">Game</text:span></text:p>
                        <text:list>
                          <text:list-item>
                            <text:p><text:span text:style-name="T1">Loop - </text:span><text:span text:style-name="T1">issu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4" draw:layer="layout" svg:width="6.35cm" svg:height="4.445cm" svg:x="10.795cm" svg:y="0.635cm">
          <text:p text:style-name="P3"><text:span text:style-name="T3">page </text:span><text:span text:style-name="T3">server</text:span></text:p>
          <text:p text:style-name="P3"><text:span text:style-name="T3">http</text:span><text:span text:style-name="T3"><text:line-break/></text:span><text:span text:style-name="T3">port: </text:span><text:span text:style-name="T3">111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5cm" svg:height="2.65cm" svg:x="10.795cm" svg:y="12.59cm">
          <text:p text:style-name="P5"><text:span text:style-name="T4">gamepad server</text:span></text:p>
          <text:p text:style-name="P5"><text:span text:style-name="T4">ws</text:span><text:span text:style-name="T4"><text:line-break/></text:span><text:span text:style-name="T4">port: 55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35cm" svg:height="2.65cm" svg:x="0.635cm" svg:y="12.59cm">
          <text:p text:style-name="P7"><text:span text:style-name="T5">chat server</text:span></text:p>
          <text:p text:style-name="P7"><text:span text:style-name="T5">ws</text:span><text:span text:style-name="T5"><text:line-break/></text:span><text:span text:style-name="T5">port: 3333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35cm" svg:height="2.65cm" svg:x="20.955cm" svg:y="12.59cm">
          <text:p text:style-name="P9"><text:span text:style-name="T6">state server</text:span></text:p>
          <text:p text:style-name="P9"><text:span text:style-name="T6">ws</text:span><text:span text:style-name="T6"><text:line-break/></text:span><text:span text:style-name="T6">port: 7777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35cm" svg:height="2.65cm" svg:x="0.635cm" svg:y="6.985cm">
          <text:p text:style-name="P11"><text:span text:style-name="T7">/chat page</text:span></text:p>
          <text:p text:style-name="P11"><text:span text:style-name="T7">ws</text:span><text:span text:style-name="T7"><text:line-break/></text:span><text:span text:style-name="T7">port: 3333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35cm" svg:height="2.65cm" svg:x="10.795cm" svg:y="6.985cm">
          <text:p text:style-name="P11"><text:span text:style-name="T7">/gamepad page</text:span></text:p>
          <text:p text:style-name="P11"><text:span text:style-name="T7">ws</text:span><text:span text:style-name="T7"><text:line-break/></text:span><text:span text:style-name="T7">port: 5555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.35cm" svg:height="2.65cm" svg:x="20.955cm" svg:y="4.335cm">
          <text:p text:style-name="P11"><text:span text:style-name="T7">/frame page</text:span></text:p>
          <text:p text:style-name="P11"><text:span text:style-name="T7">ws</text:span><text:span text:style-name="T7"><text:line-break/></text:span><text:span text:style-name="T7">port: 7777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35cm" svg:height="5.825cm" svg:x="0.635cm" svg:y="0.635cm">
          <text:p text:style-name="P11"><text:span text:style-name="T7">/ page</text:span></text:p>
          <text:p text:style-name="P11"><text:span text:style-name="T7">ws</text:span><text:span text:style-name="T7"><text:line-break/></text:span><text:span text:style-name="T7">port: </text:span></text:p>
          <text:p text:style-name="P11"><text:span text:style-name="T7">3333</text:span></text:p>
          <text:p text:style-name="P11"><text:span text:style-name="T7">5555</text:span></text:p>
          <text:p text:style-name="P11"><text:span text:style-name="T7">7777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54cm" svg:height="1.905cm" svg:x="7.62cm" svg:y="1.38cm">
          <text:p text:style-name="P16">get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6" draw:layer="layout" svg:width="2.975cm" svg:height="1.905cm" svg:x="17.545cm" svg:y="3.675cm">
          <text:p text:style-name="P16">g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3.944cm" svg:height="1.905cm" draw:transform="rotate (-0.649960613442689) translate (7.866cm 4.697cm)">
          <text:p text:style-name="P16">get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1.758cm" svg:height="1.905cm" draw:transform="rotate (-1.5707963267949) translate (15.022cm 5.227cm)">
          <text:p text:style-name="P16">get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27.349cm" svg:height="10.757cm" svg:x="0.346cm" svg:y="0.2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684cm" svg:height="1.27cm" draw:transform="rotate (-1.5707963267949) translate (14.77cm 9.745cm)">
          <text:p text:style-name="P18"><text:span text:style-name="T8">messag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8" draw:layer="layout" svg:width="2.684cm" svg:height="1.27cm" draw:transform="rotate (-1.5707963267949) translate (4.37cm 9.746cm)">
          <text:p text:style-name="P18"><text:span text:style-name="T8">messag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6" draw:layer="layout" svg:width="4.698cm" svg:height="1.905cm" draw:transform="rotate (-1.5707963267949) translate (25.166cm 7.367cm)">
          <text:p text:style-name="P16">message</text:p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" draw:text-style-name="P6" draw:layer="layout" svg:width="6.35cm" svg:height="2.65cm" svg:x="7.795cm" svg:y="0.39cm">
          <text:p text:style-name="P5"><text:span text:style-name="T4">gamepad router</text:span></text:p>
          <text:p text:style-name="P5"><text:span text:style-name="T4">ws</text:span><text:span text:style-name="T4"><text:line-break/></text:span><text:span text:style-name="T4">port: 55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35cm" svg:height="2.65cm" svg:x="0.335cm" svg:y="0.39cm">
          <text:p text:style-name="P7"><text:span text:style-name="T5">chat router</text:span></text:p>
          <text:p text:style-name="P7"><text:span text:style-name="T5">ws</text:span><text:span text:style-name="T5"><text:line-break/></text:span><text:span text:style-name="T5">port: 3333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35cm" svg:height="2.65cm" svg:x="15.575cm" svg:y="0.39cm">
          <text:p text:style-name="P9"><text:span text:style-name="T6">state router</text:span></text:p>
          <text:p text:style-name="P9"><text:span text:style-name="T6">ws</text:span><text:span text:style-name="T6"><text:line-break/></text:span><text:span text:style-name="T6">port: 7777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18cm" svg:height="2.65cm" svg:x="22.225cm" svg:y="4.24cm">
          <text:p text:style-name="P9"><text:span text:style-name="T6">state issu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5cm" svg:height="2.65cm" svg:x="8.095cm" svg:y="4.24cm">
          <text:p text:style-name="P5"><text:span text:style-name="T4">Command </text:span><text:span text:style-name="T4"><text:line-break/></text:span><text:span text:style-name="T4">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35cm" svg:height="2.65cm" svg:x="0.635cm" svg:y="4.24cm">
          <text:p text:style-name="P7"><text:span text:style-name="T5">chat room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5.38cm" svg:height="1.905cm" svg:x="21.29cm" svg:y="10.56cm">
          <text:p text:style-name="P19"><text:span text:style-name="T9">Game loop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6.35cm" svg:height="2.65cm" svg:x="7.62cm" svg:y="12.065cm">
          <text:p text:style-name="P21"><text:span text:style-name="T10">lob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6.35cm" svg:height="1.905cm" svg:x="14.605cm" svg:y="11.43cm">
          <text:p text:style-name="P16">spaw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6" draw:layer="layout" svg:width="5.08cm" svg:height="1.905cm" svg:x="14.605cm" svg:y="13.03cm">
          <text:p text:style-name="P16">spaw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5.38cm" svg:height="1.905cm" svg:x="20.955cm" svg:y="13.06cm">
          <text:p text:style-name="P19"><text:span text:style-name="T9">Game loop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2.995cm" svg:height="1.905cm" draw:transform="rotate (-1.5707963267949) translate (10.622cm 7.69cm)">
          <text:p text:style-name="P16">connect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6" draw:layer="layout" svg:width="5.878cm" svg:height="1.905cm" draw:transform="rotate (-0.649960613442689) translate (15.598cm 6.024cm)">
          <text:p text:style-name="P16">control</text:p>
          <draw:enhanced-geometry svg:viewBox="0 0 21600 21600" draw:mirror-horizontal="false" draw:extrusion="false" draw:extrusion-skew="50 -135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2.775cm" svg:height="1.905cm" draw:transform="rotate (-1.5707963267949) translate (26.966cm 7.407cm)">
          <text:p text:style-name="P16">state</text:p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6" draw:layer="layout" svg:width="2.828cm" svg:height="1.905cm" draw:transform="rotate (-1.5707963267949) translate (24.22cm 7.332cm)">
          <text:p text:style-name="P16">request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6" draw:layer="layout" svg:width="3.279cm" svg:height="1.905cm" draw:transform="rotate (0.678060414399797) translate (18.468cm 5.071cm)">
          <text:p text:style-name="P16">issue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6" draw:layer="layout" svg:width="3.28cm" svg:height="1.905cm" draw:transform="rotate (-0.649960613442689) translate (23.378cm 0.944cm)">
          <text:p text:style-name="P16">request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6" draw:text-style-name="P24" draw:layer="layout" svg:width="26.67cm" svg:height="14.605cm" svg:x="0.435cm" svg:y="0.635cm" presentation:class="outline" presentation:user-transformed="true">
          <draw:text-box>
            <text:list text:style-name="L2">
              <text:list-item>
                <text:p text:style-name="P23"><text:span text:style-name="T11">Presentation : Http </text:span><text:span text:style-name="T11">servers <text:s/>- </text:span><text:span text:style-name="T11">Templates - Gost </text:span><text:span text:style-name="T11">framework</text:span></text:p>
              </text:list-item>
              <text:list-item>
                <text:p><text:span text:style-name="T11">Juncture</text:span></text:p>
                <text:list>
                  <text:list-item>
                    <text:p><text:span text:style-name="T12">Chat server : </text:span><text:span text:style-name="T12">router+handler</text:span></text:p>
                  </text:list-item>
                  <text:list-item>
                    <text:p><text:span text:style-name="T13">Gamepad </text:span><text:span text:style-name="T13">router</text:span></text:p>
                  </text:list-item>
                  <text:list-item>
                    <text:p><text:span text:style-name="T14">Game state </text:span><text:span text:style-name="T14">router AND </text:span><text:span text:style-name="T14">game state </text:span><text:span text:style-name="T14">handler </text:span></text:p>
                  </text:list-item>
                </text:list>
              </text:list-item>
              <text:list-item>
                <text:p><text:span text:style-name="T11">Logic</text:span></text:p>
                <text:list>
                  <text:list-item>
                    <text:p><text:span text:style-name="T13">Command </text:span><text:span text:style-name="T13">holder</text:span></text:p>
                  </text:list-item>
                  <text:list-item>
                    <text:p><text:span text:style-name="T14">Lobby</text:span></text:p>
                  </text:list-item>
                  <text:list-item>
                    <text:p><text:span text:style-name="T14">Game loop</text:span></text:p>
                  </text:list-item>
                  <text:list-item>
                    <text:p><text:span text:style-name="T14">Game sate </text:span><text:span text:style-name="T14">issuer</text:span></text:p>
                  </text:list-item>
                  <text:list-item>
                    <text:p><text:span text:style-name="T14">Functions : </text:span><text:span text:style-name="T14"><text:tab/></text:span><text:span text:style-name="T14">level - entites</text:span><text:span text:style-name="T14"><text:tab/></text:span><text:span text:style-name="T14"> - </text:span><text:span text:style-name="T14">mechanics</text:span></text:p>
                  </text:list-item>
                </text:list>
              </text:list-item>
              <text:list-item>
                <text:p><text:span text:style-name="T11">Constants :</text:span><text:span text:style-name="T11"><text:tab/></text:span><text:span text:style-name="T11">conenction - <text:s/></text:span><text:span text:style-name="T11">folder paths <text:s/>- </text:span><text:span text:style-name="T11">entiti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8" draw:text-style-name="P27" draw:layer="layout" svg:width="11.43cm" svg:height="12.7cm" svg:x="0.635cm" svg:y="0.635cm">
          <text:p text:style-name="P25"><text:span text:style-name="T15">Grid = </text:span></text:p>
          <text:p text:style-name="P25"><text:span text:style-name="T15">%{</text:span></text:p>
          <text:p text:style-name="P25"><text:span text:style-name="T15"><text:tab/></text:span><text:span text:style-name="T15">:level =&gt; :grid</text:span></text:p>
          <text:p text:style-name="P25"><text:span text:style-name="T15"><text:tab/></text:span><text:span text:style-name="T15">:width =&gt; int</text:span></text:p>
          <text:p text:style-name="P25"><text:span text:style-name="T15"><text:tab/></text:span><text:span text:style-name="T15">:height =&gt; int</text:span></text:p>
          <text:p text:style-name="P25"><text:span text:style-name="T15"><text:tab/></text:span><text:span text:style-name="T15">{x,y} =&gt; ENTITY ,</text:span><text:span text:style-name="T15"><text:line-break/></text:span><text:span text:style-name="T15"><text:tab/></text:span><text:span text:style-name="T15">{x,y} =&gt; ...</text:span></text:p>
          <text:p text:style-name="P25"><text:span text:style-name="T15">}</text:span></text:p>
          <text:p text:style-name="P26"><text:span text:style-name="T15">almanac = </text:span></text:p>
          <text:p text:style-name="P26"><text:span text:style-name="T15">%{</text:span></text:p>
          <text:p text:style-name="P26"><text:span text:style-name="T15"><text:tab/></text:span><text:span text:style-name="T15">:level =&gt; :almanac</text:span></text:p>
          <text:p text:style-name="P26"><text:span text:style-name="T15"><text:tab/></text:span><text:span text:style-name="T15">:width =&gt; int</text:span></text:p>
          <text:p text:style-name="P26"><text:span text:style-name="T15"><text:tab/></text:span><text:span text:style-name="T15">:height =&gt; int</text:span></text:p>
          <text:p text:style-name="P26"><text:span text:style-name="T15"><text:tab/></text:span><text:span text:style-name="T15">id =&gt; ENTITY , </text:span><text:span text:style-name="T15"><text:line-break/></text:span><text:span text:style-name="T15"><text:tab/></text:span><text:span text:style-name="T15">id =&gt; … </text:span></text:p>
          <text:p text:style-name="P26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8.89cm" svg:height="7.495cm" svg:x="12.7cm" svg:y="0.635cm">
          <text:p text:style-name="P25"><text:span text:style-name="T15">Grid = %{</text:span></text:p>
          <text:p text:style-name="P25"><text:span text:style-name="T15"><text:tab/></text:span><text:span text:style-name="T15">%{x,y} =&gt; %{</text:span></text:p>
          <text:p text:style-name="P25"><text:span text:style-name="T15"><text:tab/></text:span><text:span text:style-name="T15">:bombers =&gt; %{pid =&gt;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leaving | coming =&gt; % | int</text:span></text:p>
          <text:p text:style-name="P28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lives =&gt; int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orientation =&gt; :left ...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ombing =&gt; bool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ombs =&gt; int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ange =&gt; int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speed =&gt; int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grace =&gt; int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,...}</text:span></text:p>
          <text:p text:style-name="P25"><text:span text:style-name="T15"><text:tab/></text:span><text:span text:style-name="T15">:flames =&gt; { timestamp =&gt; flame,..}</text:span></text:p>
          <text:p text:style-name="P25"><text:span text:style-name="T15"/></text:p>
          <text:p text:style-name="P25"><text:span text:style-name="T15"><text:tab/></text:span><text:span text:style-name="T15">:bombs =&gt; { timestamp =&gt; bomb,..}</text:span></text:p>
          <text:p text:style-name="P26"><text:span text:style-name="T15"><text:tab/></text:span><text:span text:style-name="T15">:wall =&gt; true</text:span></text:p>
          <text:p text:style-name="P26"><text:span text:style-name="T15"><text:tab/></text:span><text:span text:style-name="T15">:block =&gt; true</text:span></text:p>
          <text:p text:style-name="P26"><text:span text:style-name="T15"><text:tab/></text:span><text:span text:style-name="T15">:bonus =&gt; typ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30" draw:text-style-name="P31" draw:layer="layout" svg:width="8.89cm" svg:height="4.445cm" svg:x="0.635cm" svg:y="1.905cm">
          <text:p text:style-name="P29"><text:span text:style-name="T16">FLAMES</text:span></text:p>
          <text:p text:style-name="P29"><text:span text:style-name="T17"/></text:p>
          <text:p text:style-name="P30"><text:span text:style-name="T18">%{:id =&gt; id ,</text:span></text:p>
          <text:p text:style-name="P30"><text:span text:style-name="T18">:orientation =&gt; int ,</text:span></text:p>
          <text:p text:style-name="P30"><text:span text:style-name="T19">:extent =&gt; int ,</text:span></text:p>
          <text:p text:style-name="P30"><text:span text:style-name="T19">:expiry =&gt; int ,</text:span></text:p>
          <text:p text:style-name="P30"><text:span text:style-name="T19">:incubation =&gt; int</text:span></text:p>
          <text:p text:style-name="P30"><text:span text:style-name="T19">:entity =&gt; :flame }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8.89cm" svg:height="7.62cm" svg:x="18.415cm" svg:y="0.635cm">
          <text:p text:style-name="P32"><text:span text:style-name="T20">BOMBERS</text:span></text:p>
          <text:p text:style-name="P32"><text:span text:style-name="T20"/></text:p>
          <text:p text:style-name="P32"><text:span text:style-name="T21">%{ id =&gt; pid </text:span></text:p>
          <text:p text:style-name="P33"><text:span text:style-name="T18">:position =&gt; {x,y},</text:span></text:p>
          <text:p text:style-name="P32"><text:span text:style-name="T21">:lives =&gt; int ,</text:span></text:p>
          <text:p text:style-name="P32"><text:span text:style-name="T21">:there = &gt; % | int 100</text:span></text:p>
          <text:p text:style-name="P32"><text:span text:style-name="T21">:moving =&gt; coming | leaving | false</text:span></text:p>
          <text:p text:style-name="P32"><text:span text:style-name="T21">:orientation :left | :right … ,</text:span></text:p>
          <text:p text:style-name="P32"><text:span text:style-name="T21">:bombs =&gt; int ,</text:span></text:p>
          <text:p text:style-name="P32"><text:span text:style-name="T21">:range =&gt; int ,</text:span></text:p>
          <text:p text:style-name="P32"><text:span text:style-name="T21">:speed =&gt; int ,</text:span></text:p>
          <text:p text:style-name="P32"><text:span text:style-name="T21">:grace =&gt; int <text:s/>} 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9.525cm" svg:height="4.445cm" svg:x="0.635cm" svg:y="6.985cm">
          <text:p text:style-name="P29"><text:span text:style-name="T22">BOMBS</text:span></text:p>
          <text:p text:style-name="P29"><text:span text:style-name="T19"/></text:p>
          <text:p text:style-name="P30"><text:span text:style-name="T18">%{:id =&gt; id ,</text:span></text:p>
          <text:p text:style-name="P30"><text:span text:style-name="T18">:position =&gt; {x,y},</text:span></text:p>
          <text:p text:style-name="P30"><text:span text:style-name="T18">:expiry =&gt; int ,</text:span></text:p>
          <text:p text:style-name="P30"><text:span text:style-name="T19">:range =&gt; int ,</text:span></text:p>
          <text:p text:style-name="P30"><text:span text:style-name="T19">:bomber =&gt; pid (player) }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715cm" svg:height="2.54cm" svg:x="11.43cm" svg:y="7.62cm">
          <text:p text:style-name="P29"><text:span text:style-name="T22">BLOCKS</text:span></text:p>
          <text:p text:style-name="P29"><text:span text:style-name="T19"/></text:p>
          <text:p text:style-name="P30"><text:span text:style-name="T18">%{:id =&gt; id ,</text:span></text:p>
          <text:p text:style-name="P30"><text:span text:style-name="T18">:position =&gt; {x,y} }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715cm" svg:height="2.54cm" svg:x="0.635cm" svg:y="12.065cm">
          <text:p text:style-name="P29"><text:span text:style-name="T22">WALL</text:span></text:p>
          <text:p text:style-name="P29"><text:span text:style-name="T17"/></text:p>
          <text:p text:style-name="P30"><text:span text:style-name="T18">%{ :id =&gt; id ,</text:span></text:p>
          <text:p text:style-name="P30"><text:span text:style-name="T18">:position =&gt; {x,y} </text:span><text:span text:style-name="T19"><text:s text:c="2"/>}</text:span></text:p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7.62cm" svg:height="3.175cm" svg:x="10.16cm" svg:y="1.27cm">
          <text:p text:style-name="P29"><text:span text:style-name="T22">BONUS</text:span></text:p>
          <text:p text:style-name="P29"><text:span text:style-name="T19"/></text:p>
          <text:p text:style-name="P30"><text:span text:style-name="T18">%{ :id =&gt; id ,</text:span></text:p>
          <text:p text:style-name="P30"><text:span text:style-name="T18">:position =&gt; {x,y},</text:span></text:p>
          <text:p text:style-name="P30"><text:span text:style-name="T19">:type =&gt; speed | bomb | flame }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draw:layer="layout" svg:width="8.255cm" svg:height="1.27cm" svg:x="0.635cm" svg:y="0cm">
          <text:p text:style-name="P39"><text:span text:style-name="T23">ENTITIES STRUCTURES TYP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7" draw:text-style-name="P35" draw:layer="layout" svg:width="10.16cm" svg:height="1.925cm" svg:x="0.635cm" svg:y="6.945cm">
          <text:p text:style-name="P29"><text:span text:style-name="T22">BOMBS</text:span></text:p>
          <text:p text:style-name="P29"><text:span text:style-name="T19"/></text:p>
          <text:p text:style-name="P29"><text:span text:style-name="T24"><text:tab/></text:span><text:span text:style-name="T24">[bombs]-&gt;[bombs] = bombs_begone(bombs)</text:span></text:p>
          <text:p text:style-name="P29"><text:span text:style-name="T25"/></text:p>
          <draw:enhanced-geometry svg:viewBox="0 0 21600 21600" draw:type="rectangle" draw:enhanced-path="M 0 0 L 21600 0 21600 21600 0 21600 0 0 Z N"/>
        </draw:custom-shape>
        <draw:custom-shape draw:style-name="gr38" draw:text-style-name="P31" draw:layer="layout" svg:width="11.43cm" svg:height="3.81cm" svg:x="0.635cm" svg:y="2.54cm">
          <text:p text:style-name="P29"><text:span text:style-name="T26">FLAMES</text:span></text:p>
          <text:p text:style-name="P29"><text:span text:style-name="T27"/></text:p>
          <text:p text:style-name="P29"><text:span text:style-name="T28"><text:tab/></text:span><text:span text:style-name="T27">flames_decay</text:span><text:span text:style-name="T27"><text:line-break/></text:span><text:span text:style-name="T27"><text:tab/></text:span><text:span text:style-name="T27"><text:tab/></text:span><text:span text:style-name="T27">(square) → place ,</text:span><text:span text:style-name="T29">(square → square) <text:s/></text:span></text:p>
          <text:p text:style-name="P30"><text:span text:style-name="T19"><text:tab/></text:span><text:span text:style-name="T19">flames_</text:span><text:span text:style-name="T24">begone</text:span><text:span text:style-name="T19"> </text:span><text:span text:style-name="T19"><text:line-break/></text:span><text:span text:style-name="T19"><text:tab/></text:span><text:span text:style-name="T19"><text:tab/></text:span><text:span text:style-name="T19">(square) → place ,(square → square) <text:s/></text:span><text:span text:style-name="T19"><text:tab/></text:span><text:span text:style-name="T19"> </text:span></text:p>
          <text:p text:style-name="P30"><text:span text:style-name="T30"/></text:p>
          <draw:enhanced-geometry svg:viewBox="0 0 21600 21600" draw:type="rectangle" draw:enhanced-path="M 0 0 L 21600 0 21600 21600 0 21600 0 0 Z N"/>
        </draw:custom-shape>
        <draw:custom-shape draw:style-name="gr39" draw:text-style-name="P43" draw:layer="layout" svg:width="8.255cm" svg:height="1.905cm" svg:x="1.27cm" svg:y="0cm">
          <text:p text:style-name="P42"><text:span text:style-name="T23">GENERATORS TYPE SIGNATURES</text:span></text:p>
          <text:p text:style-name="P42"><text:span text:style-name="T23"/></text:p>
          <text:p text:style-name="P42"><text:span text:style-name="T23"><text:tab/></text:span><text:span text:style-name="T23">update by self (decay)</text:span></text:p>
          <text:p text:style-name="P42"><text:span text:style-name="T23"/></text:p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10.855cm" svg:height="3.175cm" svg:x="15.875cm" svg:y="0.635cm">
          <text:p text:style-name="P29"><text:span text:style-name="T22">BOMBERS</text:span></text:p>
          <text:p text:style-name="P29"><text:span text:style-name="T17"/></text:p>
          <text:p text:style-name="P29"><text:span text:style-name="T19"><text:tab/></text:span><text:span text:style-name="T19">bombers = bomber_reap</text:span><text:span text:style-name="T25">(bombers)</text:span></text:p>
          <text:p text:style-name="P29"><text:span text:style-name="T25"><text:tab/></text:span><text:span text:style-name="T25">bombers = bomber_disgrace(bombers)</text:span></text:p>
          <text:p text:style-name="P29"><text:span text:style-name="T25"><text:tab/></text:span><text:span text:style-name="T25">bombers = bombers_unload(bomber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1" draw:text-style-name="P44" draw:layer="layout" svg:width="13.395cm" svg:height="3.175cm" svg:x="13.97cm" svg:y="0.635cm">
          <text:p text:style-name="P29"><text:span text:style-name="T22">BOMBERS</text:span></text:p>
          <text:p text:style-name="P29"><text:span text:style-name="T17"/></text:p>
          <text:p text:style-name="P29"><text:span text:style-name="T25"><text:tab/></text:span><text:span text:style-name="T25">bombers = bombers_burning(palyers, flames)</text:span></text:p>
          <text:p text:style-name="P29"><text:span text:style-name="T25"><text:tab/></text:span><text:span text:style-name="T25">bombers,bombs = bombers_drop(bombers,bombs)</text:span></text:p>
          <text:p text:style-name="P29"><text:span text:style-name="T25"><text:tab/></text:span><text:span text:style-name="T25">bombers,bonus= bombers_upgrade ( bombers, bonuses)</text:span>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0.795cm" svg:height="1.905cm" svg:x="8.255cm" svg:y="7.62cm">
          <text:p text:style-name="P29"><text:span text:style-name="T22">BLOCKS</text:span></text:p>
          <text:p text:style-name="P29"><text:span text:style-name="T17"/></text:p>
          <text:p text:style-name="P29"><text:span text:style-name="T25"><text:tab/></text:span><text:span text:style-name="T25">[block]-&gt;[block] = blocks_burn (blocks,flames)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9.525cm" svg:height="1.905cm" svg:x="13.335cm" svg:y="5.08cm">
          <text:p text:style-name="P29"><text:span text:style-name="T22">BONUSES</text:span></text:p>
          <text:p text:style-name="P29"><text:span text:style-name="T17"/></text:p>
          <text:p text:style-name="P29"><text:span text:style-name="T25"><text:tab/></text:span><text:span text:style-name="T25">[]-&gt;[bonus] = blocks_drop(blocks,flames)</text:span></text:p>
          <text:p text:style-name="P29"><text:span text:style-name="T25"/></text:p>
          <draw:enhanced-geometry svg:viewBox="0 0 21600 21600" draw:type="rectangle" draw:enhanced-path="M 0 0 L 21600 0 21600 21600 0 21600 0 0 Z N"/>
        </draw:custom-shape>
        <draw:custom-shape draw:style-name="gr44" draw:text-style-name="P43" draw:layer="layout" svg:width="11.43cm" svg:height="3.175cm" svg:x="0.635cm" svg:y="0.635cm">
          <text:p text:style-name="P42"><text:span text:style-name="T23">GENERATORS TYPE SIGNATURES</text:span></text:p>
          <text:p text:style-name="P42"><text:span text:style-name="T23"/></text:p>
          <text:p text:style-name="P42"><text:span text:style-name="T23"><text:tab/></text:span><text:span text:style-name="T23">update by position (overlap check)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11.43cm" svg:height="2.54cm" svg:x="0.635cm" svg:y="4.445cm">
          <text:p text:style-name="P29"><text:span text:style-name="T26">FLAMES</text:span></text:p>
          <text:p text:style-name="P29"><text:span text:style-name="T27"/></text:p>
          <text:p text:style-name="P29"><text:span text:style-name="T28"><text:tab/></text:span><text:span text:style-name="T28">flames_consume</text:span><text:span text:style-name="T28"><text:line-break/></text:span><text:span text:style-name="T28"><text:tab/></text:span><text:span text:style-name="T28"><text:tab/></text:span><text:span text:style-name="T27">(square) → place ,</text:span><text:span text:style-name="T29">(square → square) </text:span></text:p>
          <text:p text:style-name="P29"><text:span text:style-name="T3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6" draw:text-style-name="P43" draw:layer="layout" svg:width="8.255cm" svg:height="2.54cm" svg:x="0.635cm" svg:y="0.635cm">
          <text:p text:style-name="P42"><text:span text:style-name="T23">GENERATORS TYPE SIGNATURES</text:span></text:p>
          <text:p text:style-name="P42"><text:span text:style-name="T23"/></text:p>
          <text:p text:style-name="P42"><text:span text:style-name="T23"><text:tab/></text:span><text:span text:style-name="T23">update by moving | beget</text:span></text:p>
          <text:p text:style-name="P42"><text:span text:style-name="T23"><text:tab/></text:span><text:span text:style-name="T23">inter posi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11.43cm" svg:height="3.175cm" svg:x="0.635cm" svg:y="4.445cm">
          <text:p text:style-name="P29"><text:span text:style-name="T27"><text:tab/></text:span><text:span text:style-name="T27">flames_spread</text:span></text:p>
          <text:p text:style-name="P29"><text:span text:style-name="T27"><text:tab/></text:span><text:span text:style-name="T27"><text:tab/></text:span><text:span text:style-name="T27">(square) → place ,(square → square)</text:span></text:p>
          <text:p text:style-name="P30"><text:span text:style-name="T30"><text:tab/></text:span><text:span text:style-name="T30">bombs_explode</text:span></text:p>
          <text:p text:style-name="P30"><text:span text:style-name="T30"><text:tab/></text:span><text:span text:style-name="T30"><text:tab/></text:span><text:span text:style-name="T30">(square) → [place , (square → square)]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15.3cm" svg:height="3.81cm" svg:x="12.065cm" svg:y="0.635cm">
          <text:p text:style-name="P29"><text:span text:style-name="T22">BOMBERS</text:span></text:p>
          <text:p text:style-name="P29"><text:span text:style-name="T17"/></text:p>
          <text:p text:style-name="P29"><text:span text:style-name="T25"><text:tab/></text:span><text:span text:style-name="T25">bombers = mecanic move_bump(bombers,walls,blocks →</text:span></text:p>
          <text:p text:style-name="P29"><text:span text:style-name="T25"><text:tab/></text:span><text:span text:style-name="T25"><text:tab/></text:span><text:span text:style-name="T25">displacement = bombers_move ( bombers, blocks,wallls,bombs)</text:span></text:p>
          <text:p text:style-name="P29"><text:span text:style-name="T25"><text:tab/></text:span><text:span text:style-name="T25"><text:tab/></text:span><text:span text:style-name="T25">reactions = bombers_collision (displacement,walls)</text:span></text:p>
          <text:p text:style-name="P29"><text:span text:style-name="T25"><text:tab/></text:span><text:span text:style-name="T25"><text:tab/></text:span><text:span text:style-name="T25">reactions = bombers_collision (displacement,blocks)</text:span></text:p>
          <text:p text:style-name="P29"><text:span text:style-name="T25"><text:tab/></text:span><text:span text:style-name="T25"><text:tab/></text:span><text:span text:style-name="T25">return sum displacement + reactions, rea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9" draw:text-style-name="P43" draw:layer="layout" svg:width="8.255cm" svg:height="1.905cm" svg:x="0.635cm" svg:y="0.635cm">
          <text:p text:style-name="P42"><text:span text:style-name="T23">GENERATORS TYPE SIGNATURES</text:span></text:p>
          <text:p text:style-name="P42"><text:span text:style-name="T23"/></text:p>
          <text:p text:style-name="P42"><text:span text:style-name="T23"><text:tab/></text:span><text:span text:style-name="T23">update inter entity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draw:layer="layout" svg:width="8.255cm" svg:height="1.905cm" svg:x="15.24cm" svg:y="1.27cm">
          <text:p text:style-name="P29"><text:span text:style-name="T22">BOMBERS</text:span></text:p>
          <text:p text:style-name="P29"><text:span text:style-name="T17"/></text:p>
          <text:p text:style-name="P29"><text:span text:style-name="T25"><text:tab/></text:span><text:span text:style-name="T25">bombers = bombs_reload(bombs)</text:span></text:p>
          <text:p text:style-name="P29"><text:span text:style-name="T2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51" draw:text-style-name="P47" draw:layer="layout" svg:width="14.605cm" svg:height="14.605cm" svg:x="0.635cm" svg:y="0.635cm">
          <text:p text:style-name="P45"><text:span text:style-name="T31">Level creation</text:span></text:p>
          <text:p text:style-name="P45"><text:span text:style-name="T31"/></text:p>
          <text:p text:style-name="P45"><text:span text:style-name="T31">Level as almanac</text:span></text:p>
          <text:p text:style-name="P45"><text:span text:style-name="T32"/></text:p>
          <text:p text:style-name="P45"><text:span text:style-name="T33">Define width and height</text:span></text:p>
          <text:p text:style-name="P45"><text:span text:style-name="T33">Create borders (walls all around)</text:span></text:p>
          <text:p text:style-name="P45"><text:span text:style-name="T33">Create pillars (walls every {odd,odd} place)</text:span></text:p>
          <text:p text:style-name="P45"><text:span text:style-name="T33">Create blocks randomly</text:span></text:p>
          <text:p text:style-name="P46"><text:span text:style-name="T33">Create bombers and void any adjointed block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style-name="gr52" draw:text-style-name="P49" draw:layer="layout" svg:width="12.065cm" svg:height="14.605cm" svg:x="1.27cm" svg:y="0.635cm">
          <text:p text:style-name="P48"><text:span text:style-name="T34">LOOP (old state)</text:span></text:p>
          <text:p text:style-name="P48"><text:span text:style-name="T34"/></text:p>
          <text:p text:style-name="P48"><text:span text:style-name="T35">start_tick</text:span></text:p>
          <text:p text:style-name="P48"><text:span text:style-name="T35"/></text:p>
          <text:p text:style-name="P48"><text:span text:style-name="T35">genreate Update functions(old state)</text:span></text:p>
          <text:p text:style-name="P48"><text:span text:style-name="T35">generate Spawn functions(old state)</text:span></text:p>
          <text:p text:style-name="P48"><text:span text:style-name="T35">new_state = Apply update functions(old_state)</text:span></text:p>
          <text:p text:style-name="P48"><text:span text:style-name="T35">Remove :noughted elements(new state)</text:span></text:p>
          <text:p text:style-name="P48"><text:span text:style-name="T35">Apply spawn functions(new state)</text:span></text:p>
          <text:p text:style-name="P48"><text:span text:style-name="T35"/></text:p>
          <text:p text:style-name="P48"><text:span text:style-name="T35">end_tick</text:span></text:p>
          <text:p text:style-name="P48"><text:span text:style-name="T34"/></text:p>
          <text:p text:style-name="P48"><text:span text:style-name="T35">Listen to new inputs in mailbox</text:span></text:p>
          <text:p text:style-name="P48"><text:span text:style-name="T35"><text:tab/></text:span><text:span text:style-name="T35">Bombers commmand #bombing orientation</text:span></text:p>
          <text:p text:style-name="P48"><text:span text:style-name="T35"><text:tab/></text:span><text:span text:style-name="T35">Broadcast (new state) ws connections</text:span></text:p>
          <text:p text:style-name="P48"><text:span text:style-name="T34"/></text:p>
          <text:p text:style-name="P48"><text:span text:style-name="T35">If early we wait til we get right frame_span (~fps)</text:span></text:p>
          <text:p text:style-name="P48"><text:span text:style-name="T35"><text:tab/></text:span><text:span text:style-name="T35">timeout = f(start_tick,end_tick,fps)</text:span></text:p>
          <text:p text:style-name="P48"><text:span text:style-name="T34"/></text:p>
          <text:p text:style-name="P48"><text:span text:style-name="T35">We loop again (new_state)</text:span></text:p>
          <draw:enhanced-geometry svg:viewBox="0 0 21600 21600" draw:type="rectangle" draw:enhanced-path="M 0 0 L 21600 0 21600 21600 0 21600 0 0 Z N"/>
        </draw:custom-shape>
        <draw:custom-shape draw:style-name="gr53" draw:text-style-name="P50" draw:layer="layout" svg:width="3.175cm" svg:height="3.175cm" svg:x="16.51cm" svg:y="11.43cm">
          <text:p text:style-name="P16">Game<text:line-break/>loop</text:p>
          <draw:enhanced-geometry svg:viewBox="0 0 21600 21600" draw:mirror-horizontal="false" draw:text-areas="0 0 21600 21600" draw:type="circular-arrow" draw:modifiers="180 152.655462501804 7985.402768703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4" draw:text-style-name="P52" draw:layer="layout" svg:width="9.525cm" svg:height="5.715cm" svg:x="20.32cm" svg:y="6.35cm">
          <text:p text:style-name="P51"><text:span text:style-name="T36">C</text:span><text:span text:style-name="T37">onstants</text:span></text:p>
          <text:p text:style-name="P51"><text:span text:style-name="T38"><text:tab/></text:span><text:span text:style-name="T38">fps/</text:span><text:span text:style-name="T37">period</text:span></text:p>
          <text:p text:style-name="P51"><text:span text:style-name="T37"><text:tab/></text:span><text:span text:style-name="T37">bomb duration</text:span></text:p>
          <text:p text:style-name="P51"><text:span text:style-name="T37"><text:tab/></text:span><text:span text:style-name="T37">flame duration</text:span><text:span text:style-name="T37"><text:line-break/></text:span><text:span text:style-name="T37"><text:tab/></text:span><text:span text:style-name="T37"><text:tab/></text:span><text:span text:style-name="T37">/lingering</text:span></text:p>
          <text:p text:style-name="P51"><text:span text:style-name="T37"><text:tab/></text:span><text:span text:style-name="T37">overlap threshold </text:span></text:p>
          <text:p text:style-name="P51"><text:span text:style-name="T37"><text:tab/></text:span><text:span text:style-name="T37"><text:tab/></text:span><text:span text:style-name="T37">(bomber, bonus | flame)</text:span></text:p>
          <text:p text:style-name="P51"><text:span text:style-name="T37"><text:tab/></text:span><text:span text:style-name="T37">invicibility period after loss</text:span></text:p>
          <text:p text:style-name="P51"><text:span text:style-name="T37"><text:tab/>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draw:layer="layout" svg:width="6.35cm" svg:height="5.08cm" svg:x="20.955cm" svg:y="0.635cm">
          <text:p text:style-name="P53"><text:span text:style-name="T39">Init</text:span></text:p>
          <text:p text:style-name="P53"><text:span text:style-name="T40"><text:tab/></text:span><text:span text:style-name="T40">bombers </text:span></text:p>
          <text:p text:style-name="P53"><text:span text:style-name="T40"><text:tab/></text:span><text:span text:style-name="T40"><text:tab/></text:span><text:span text:style-name="T40">lives</text:span></text:p>
          <text:p text:style-name="P53"><text:span text:style-name="T40"><text:tab/></text:span><text:span text:style-name="T40"><text:tab/></text:span><text:span text:style-name="T40">bombs</text:span></text:p>
          <text:p text:style-name="P53"><text:span text:style-name="T40"><text:tab/></text:span><text:span text:style-name="T40"><text:tab/></text:span><text:span text:style-name="T40">speed</text:span></text:p>
          <text:p text:style-name="P53"><text:span text:style-name="T40"><text:tab/></text:span><text:span text:style-name="T40"><text:tab/></text:span><text:span text:style-name="T40">range</text:span></text:p>
          <text:p text:style-name="P53"><text:span text:style-name="T40"><text:tab/></text:span><text:span text:style-name="T40">walls pattern</text:span></text:p>
          <text:p text:style-name="P53"><text:span text:style-name="T40"><text:tab/></text:span><text:span text:style-name="T40">blocks patter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style-name="gr56" draw:text-style-name="P56" draw:layer="layout" svg:width="14.605cm" svg:height="14.605cm" svg:x="0.635cm" svg:y="0.635cm">
          <text:p text:style-name="P55"><text:span text:style-name="T41">Functions and types</text:span></text:p>
          <text:p text:style-name="P55"><text:span text:style-name="T42"/></text:p>
          <text:p text:style-name="P55"><text:span text:style-name="T43">MapSets of </text:span></text:p>
          <text:p text:style-name="P55"><text:span text:style-name="T43"><text:tab/></text:span><text:span text:style-name="T43">item = %{:position =&gt; {x,y} , ...}</text:span></text:p>
          <text:p text:style-name="P55"><text:span text:style-name="T43"><text:tab/></text:span><text:span text:style-name="T43">| :naught</text:span></text:p>
          <text:p text:style-name="P55"><text:span text:style-name="T44"/></text:p>
          <text:p text:style-name="P55"><text:span text:style-name="T43">Updates functions can return</text:span></text:p>
          <text:p text:style-name="P55"><text:span text:style-name="T43"><text:tab/></text:span><text:span text:style-name="T43">a set of function <text:s/>item |:naught → item | :naught</text:span></text:p>
          <text:p text:style-name="P55"><text:span text:style-name="T43">Spawn function can return</text:span></text:p>
          <text:p text:style-name="P55"><text:span text:style-name="T43"><text:tab/></text:span><text:span text:style-name="T43">a function that add items to a Set</text:span></text:p>
          <text:p text:style-name="P55"><text:span text:style-name="T43"><text:tab/></text:span></text:p>
          <text:p text:style-name="P55"><text:span text:style-name="T41">At the end of the game loop we remove all element that </text:span><text:span text:style-name="T41"><text:line-break/></text:span><text:span text:style-name="T41">have been “noughted”</text:span></text:p>
          <text:p text:style-name="P55"><text:span text:style-name="T41">Apply function that add spawned elements</text:span></text:p>
          <text:p text:style-name="P55"><text:span text:style-name="T41"/></text:p>
          <text:p text:style-name="P55"><text:span text:style-name="T41">Rule : </text:span></text:p>
          <text:p text:style-name="P55"><text:span text:style-name="T41">All update and spawn functio ngeneration rely </text:span></text:p>
          <text:p text:style-name="P55"><text:span text:style-name="T41">on old state : it can be parralelelized</text:span></text:p>
          <text:p text:style-name="P55"><text:span text:style-name="T41">Order of update function does not matter</text:span></text:p>
          <text:p text:style-name="P55"><text:span text:style-name="T44"/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style-name="gr57" draw:text-style-name="P49" draw:layer="layout" svg:width="12.065cm" svg:height="14.605cm" svg:x="0.635cm" svg:y="0.635cm">
          <text:p text:style-name="P48"><text:span text:style-name="T34">LOOP (old state)</text:span></text:p>
          <text:p text:style-name="P48"><text:span text:style-name="T34"/></text:p>
          <text:p text:style-name="P48"><text:span text:style-name="T35">start_tick</text:span></text:p>
          <text:p text:style-name="P48"><text:span text:style-name="T35"/></text:p>
          <text:p text:style-name="P48"><text:span text:style-name="T35">[:undone...]=generate Update functions(old state)</text:span></text:p>
          <text:p text:style-name="P48"><text:span text:style-name="T35"><text:tab/></text:span><text:span text:style-name="T35">send it to processor process asa done</text:span></text:p>
          <text:p text:style-name="P48"><text:span text:style-name="T35"/></text:p>
          <text:p text:style-name="P48"><text:span text:style-name="T35">generate Spawn all functions(old state)</text:span></text:p>
          <text:p text:style-name="P48"><text:span text:style-name="T35"/></text:p>
          <text:p text:style-name="P48"><text:span text:style-name="T35">Receive</text:span></text:p>
          <text:p text:style-name="P48"><text:span text:style-name="T35"><text:tab/></text:span></text:p>
          <text:p text:style-name="P48"><text:span text:style-name="T35">Wait for processor to finish all jobs</text:span></text:p>
          <text:p text:style-name="P48"><text:span text:style-name="T35">Ask for state</text:span></text:p>
          <text:p text:style-name="P48"><text:span text:style-name="T35">Receive frame_state</text:span></text:p>
          <text:p text:style-name="P48"><text:span text:style-name="T35"><text:tab/></text:span><text:span text:style-name="T35">Purge naught elements</text:span></text:p>
          <text:p text:style-name="P48"><text:span text:style-name="T35"><text:tab/></text:span><text:span text:style-name="T35">Apply [spawn functions]</text:span></text:p>
          <text:p text:style-name="P48"><text:span text:style-name="T35"/></text:p>
          <text:p text:style-name="P48"><text:span text:style-name="T35">end_tick</text:span></text:p>
          <text:p text:style-name="P48"><text:span text:style-name="T34"/></text:p>
          <text:p text:style-name="P48"><text:span text:style-name="T35">Listen to new inputs in mailbox</text:span></text:p>
          <text:p text:style-name="P48"><text:span text:style-name="T35"><text:tab/></text:span><text:span text:style-name="T35">Bombers commmand #bombing orientation</text:span></text:p>
          <text:p text:style-name="P48"><text:span text:style-name="T35"><text:tab/></text:span><text:span text:style-name="T35">Broadcast (new state) ws connections</text:span></text:p>
          <text:p text:style-name="P48"><text:span text:style-name="T34"/></text:p>
          <text:p text:style-name="P48"><text:span text:style-name="T35">If early we wait til we get right frame_span (~fps)</text:span></text:p>
          <text:p text:style-name="P48"><text:span text:style-name="T35"><text:tab/></text:span><text:span text:style-name="T35">timeout = f(start_tick,end_tick,fps)</text:span></text:p>
          <text:p text:style-name="P48"><text:span text:style-name="T34"/></text:p>
          <text:p text:style-name="P48"><text:span text:style-name="T35">We loop again (new_state)</text:span></text:p>
          <draw:enhanced-geometry svg:viewBox="0 0 21600 21600" draw:type="rectangle" draw:enhanced-path="M 0 0 L 21600 0 21600 21600 0 21600 0 0 Z N"/>
        </draw:custom-shape>
        <draw:custom-shape draw:style-name="gr53" draw:text-style-name="P50" draw:layer="layout" svg:width="3.175cm" svg:height="3.175cm" svg:x="16.51cm" svg:y="11.43cm">
          <text:p text:style-name="P16">Game<text:line-break/>loop</text:p>
          <draw:enhanced-geometry svg:viewBox="0 0 21600 21600" draw:mirror-horizontal="false" draw:text-areas="0 0 21600 21600" draw:type="circular-arrow" draw:modifiers="180 152.655462501804 7985.402768703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8" draw:text-style-name="P52" draw:layer="layout" svg:width="13.97cm" svg:height="5.715cm" svg:x="13.335cm" svg:y="9.525cm">
          <text:p text:style-name="P51"><text:span text:style-name="T36">state server</text:span></text:p>
          <text:p text:style-name="P51"><text:span text:style-name="T38"><text:tab/></text:span><text:span text:style-name="T38">listen ws</text:span></text:p>
          <text:p text:style-name="P51"><text:span text:style-name="T38"><text:tab/></text:span><text:span text:style-name="T38"><text:tab/></text:span><text:span text:style-name="T38">→ </text:span><text:span text:style-name="T38">:frame_plz</text:span></text:p>
          <text:p text:style-name="P51"><text:span text:style-name="T38"><text:tab/></text:span><text:span text:style-name="T38"><text:tab/></text:span><text:span text:style-name="T38">ask finished frame state to loop</text:span></text:p>
          <text:p text:style-name="P51"><text:span text:style-name="T38"><text:tab/></text:span><text:span text:style-name="T38"><text:tab/></text:span><text:span text:style-name="T38">→ </text:span><text:span text:style-name="T38">:state_pliz</text:span></text:p>
          <text:p text:style-name="P51"><text:span text:style-name="T38"><text:tab/></text:span><text:span text:style-name="T38"><text:tab/></text:span><text:span text:style-name="T38">ask wip state to processor</text:span></text:p>
          <text:p text:style-name="P51"><text:span text:style-name="T38"><text:tab/></text:span><text:span text:style-name="T38">listen to loop</text:span></text:p>
          <text:p text:style-name="P51"><text:span text:style-name="T38"><text:tab/></text:span><text:span text:style-name="T38"><text:tab/></text:span><text:span text:style-name="T38">recept finished state</text:span></text:p>
          <draw:enhanced-geometry svg:viewBox="0 0 21600 21600" draw:type="rectangle" draw:enhanced-path="M 0 0 L 21600 0 21600 21600 0 21600 0 0 Z N"/>
        </draw:custom-shape>
        <draw:custom-shape draw:style-name="gr59" draw:text-style-name="P54" draw:layer="layout" svg:width="12.065cm" svg:height="8.255cm" svg:x="14.605cm" svg:y="0.635cm">
          <text:p text:style-name="P53"><text:span text:style-name="T39">state processor</text:span></text:p>
          <text:p text:style-name="P53"><text:span text:style-name="T39">lsitening_loop(processing_state)</text:span></text:p>
          <text:p text:style-name="P53"><text:span text:style-name="T40">processing_state =</text:span><text:span text:style-name="T40"><text:tab/></text:span><text:span text:style-name="T40">receive do</text:span></text:p>
          <text:p text:style-name="P53"><text:span text:style-name="T40"><text:tab/></text:span><text:span text:style-name="T40">{:update,:f_name,f,caller} → </text:span></text:p>
          <text:p text:style-name="P53"><text:span text:style-name="T40"><text:tab/></text:span><text:span text:style-name="T40"><text:tab/></text:span><text:span text:style-name="T40">updated_state = f(state)</text:span></text:p>
          <text:p text:style-name="P53"><text:span text:style-name="T40"><text:tab/></text:span><text:span text:style-name="T40"><text:tab/></text:span><text:span text:style-name="T40">send(caller,:done,:f_name)</text:span></text:p>
          <text:p text:style-name="P53"><text:span text:style-name="T40"><text:tab/></text:span><text:span text:style-name="T40"><text:tab/></text:span><text:span text:style-name="T40">update jobs</text:span></text:p>
          <text:p text:style-name="P53"><text:span text:style-name="T40"><text:tab/></text:span><text:span text:style-name="T40"><text:tab/></text:span><text:span text:style-name="T40"><text:tab/></text:span><text:span text:style-name="T40">if all done send frame to state server</text:span></text:p>
          <text:p text:style-name="P53"><text:span text:style-name="T40"><text:tab/></text:span><text:span text:style-name="T40"><text:tab/></text:span><text:span text:style-name="T40"><text:tab/></text:span><text:span text:style-name="T40">and loop</text:span></text:p>
          <text:p text:style-name="P53"><text:span text:style-name="T40"><text:tab/></text:span><text:span text:style-name="T40"><text:tab/></text:span><text:span text:style-name="T40">listening_loop(updated_state)</text:span></text:p>
          <text:p text:style-name="P53"><text:span text:style-name="T40"><text:tab/></text:span><text:span text:style-name="T40">{:deliver,caller}→</text:span></text:p>
          <text:p text:style-name="P53"><text:span text:style-name="T40"><text:tab/></text:span><text:span text:style-name="T40"><text:tab/></text:span><text:span text:style-name="T40">send(caller,processed_state)</text:span></text:p>
          <text:p text:style-name="P53"><text:span text:style-name="T40">State {entities,jobs[:done,:not_done ..]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style-name="gr60" draw:text-style-name="P58" draw:layer="layout" svg:width="26.67cm" svg:height="1.27cm" svg:x="0.635cm" svg:y="0.635cm">
          <text:p text:style-name="P57"><text:span text:style-name="T45">game</text:span></text:p>
          <draw:enhanced-geometry svg:viewBox="0 0 21600 21600" draw:type="rectangle" draw:enhanced-path="M 0 0 L 21600 0 21600 21600 0 21600 0 0 Z N"/>
        </draw:custom-shape>
        <draw:custom-shape draw:style-name="gr61" draw:text-style-name="P59" draw:layer="layout" svg:width="3.175cm" svg:height="10.795cm" svg:x="20.32cm" svg:y="4.445cm">
          <text:p text:style-name="P57"><text:span text:style-name="T45">bomber</text:span><text:span text:style-name="T45"><text:line-break/></text:span><text:span text:style-name="T45">connect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5.715cm" svg:height="10.795cm" svg:x="11.143cm" svg:y="4.445cm">
          <text:p text:style-name="P57"><text:span text:style-name="T45">loop</text:span></text:p>
          <draw:enhanced-geometry svg:viewBox="0 0 21600 21600" draw:type="rectangle" draw:enhanced-path="M 0 0 L 21600 0 21600 21600 0 21600 0 0 Z N"/>
        </draw:custom-shape>
        <draw:custom-shape draw:style-name="gr63" draw:text-style-name="P61" draw:layer="layout" svg:width="3.175cm" svg:height="10.795cm" svg:x="4.445cm" svg:y="4.445cm">
          <text:p text:style-name="P57"><text:span text:style-name="T45">frame</text:span><text:span text:style-name="T45"><text:line-break/></text:span><text:span text:style-name="T45">connection </text:span></text:p>
          <draw:enhanced-geometry svg:viewBox="0 0 21600 21600" draw:type="rectangle" draw:enhanced-path="M 0 0 L 21600 0 21600 21600 0 21600 0 0 Z N"/>
        </draw:custom-shape>
        <draw:custom-shape draw:style-name="gr64" draw:text-style-name="P63" draw:layer="layout" svg:width="5.08cm" svg:height="1.27cm" draw:transform="rotate (-1.5707963267949) translate (26.67cm 5.08cm)">
          <text:p text:style-name="P62"><text:span text:style-name="T46">create bomb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65" draw:layer="layout" svg:width="3.175cm" svg:height="10.795cm" svg:x="0.635cm" svg:y="4.445cm">
          <text:p text:style-name="P64"><text:span text:style-name="T47">frame</text:span><text:span text:style-name="T47"><text:line-break/></text:span><text:span text:style-name="T47">client </text:span></text:p>
          <draw:enhanced-geometry svg:viewBox="0 0 21600 21600" draw:type="rectangle" draw:enhanced-path="M 0 0 L 21600 0 21600 21600 0 21600 0 0 Z N"/>
        </draw:custom-shape>
        <draw:custom-shape draw:style-name="gr66" draw:text-style-name="P67" draw:layer="layout" svg:width="8.89cm" svg:height="1.27cm" svg:x="2.54cm" svg:y="8.255cm">
          <text:p text:style-name="P66"><text:span text:style-name="T48">game stat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68" draw:layer="layout" svg:width="3.175cm" svg:height="10.795cm" svg:x="24.13cm" svg:y="4.445cm">
          <text:p text:style-name="P64"><text:span text:style-name="T47">bomber</text:span><text:span text:style-name="T47"><text:line-break/></text:span><text:span text:style-name="T47">client</text:span></text:p>
          <draw:enhanced-geometry svg:viewBox="0 0 21600 21600" draw:type="rectangle" draw:enhanced-path="M 0 0 L 21600 0 21600 21600 0 21600 0 0 Z N"/>
        </draw:custom-shape>
        <draw:custom-shape draw:style-name="gr68" draw:text-style-name="P69" draw:layer="layout" svg:width="8.255cm" svg:height="1.27cm" svg:x="3.175cm" svg:y="6.85cm">
          <text:p text:style-name="P57"><text:span text:style-name="T45">ask game state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71" draw:layer="layout" svg:width="10.16cm" svg:height="1.27cm" svg:x="17.145cm" svg:y="2.54cm">
          <text:p text:style-name="P70"><text:span text:style-name="T45">router bomber</text:span></text:p>
          <draw:enhanced-geometry svg:viewBox="0 0 21600 21600" draw:type="rectangle" draw:enhanced-path="M 0 0 L 21600 0 21600 21600 0 21600 0 0 Z N"/>
        </draw:custom-shape>
        <draw:custom-shape draw:style-name="gr70" draw:text-style-name="P72" draw:layer="layout" svg:width="4.445cm" svg:height="4.445cm" svg:x="21.667cm" svg:y="2.54cm">
          <text:p/>
          <draw:enhanced-geometry svg:viewBox="0 0 21600 21600" draw:mirror-horizontal="true" draw:text-areas="0 0 21600 21600" draw:type="circular-arrow" draw:modifiers="180 -23.7203955723046 7705.189639769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1" draw:text-style-name="P74" draw:layer="layout" svg:width="10.16cm" svg:height="1.27cm" svg:x="0.635cm" svg:y="2.54cm">
          <text:p text:style-name="P73"><text:span text:style-name="T45">router frame</text:span></text:p>
          <draw:enhanced-geometry svg:viewBox="0 0 21600 21600" draw:type="rectangle" draw:enhanced-path="M 0 0 L 21600 0 21600 21600 0 21600 0 0 Z N"/>
        </draw:custom-shape>
        <draw:custom-shape draw:style-name="gr72" draw:text-style-name="P75" draw:layer="layout" svg:width="4.445cm" svg:height="4.445cm" svg:x="1.905cm" svg:y="2.54cm">
          <text:p/>
          <draw:enhanced-geometry svg:viewBox="0 0 21600 21600" draw:mirror-horizontal="false" draw:text-areas="0 0 21600 21600" draw:type="circular-arrow" draw:modifiers="180 -23.7203955723046 7705.189639769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3" draw:text-style-name="P77" draw:layer="layout" svg:width="7.62cm" svg:height="1.27cm" svg:x="15.24cm" svg:y="12.085cm">
          <text:p text:style-name="P76"><text:span text:style-name="T45">Update command</text:span></text:p>
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78" draw:layer="layout" svg:width="4.445cm" svg:height="4.445cm" svg:x="11.83cm" svg:y="8.455cm">
          <text:p/>
          <draw:enhanced-geometry svg:viewBox="0 0 21600 21600" draw:mirror-horizontal="false" draw:text-areas="0 0 21600 21600" draw:type="circular-arrow" draw:modifiers="180 152.655462501804 7985.402768703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5" draw:text-style-name="P67" draw:layer="layout" svg:width="7.62cm" svg:height="1.27cm" svg:x="15.24cm" svg:y="7.62cm">
          <text:p text:style-name="P66"><text:span text:style-name="T48">confirm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79" draw:layer="layout" svg:width="2.54cm" svg:height="2.54cm" svg:x="17.145cm" svg:y="4.445cm">
          <text:p text:style-name="P64"><text:span text:style-name="T49">APIs</text:span></text:p>
          <draw:enhanced-geometry svg:viewBox="0 0 21600 21600" draw:text-areas="?f4 ?f4 ?f3 ?f3" draw:type="star4" draw:modifiers="4581.81818181818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7" draw:text-style-name="P77" draw:layer="layout" svg:width="7.62cm" svg:height="1.27cm" svg:x="15.24cm" svg:y="6.35cm">
          <text:p text:style-name="P76"><text:span text:style-name="T45">Register bomber</text:span></text:p>
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79" draw:layer="layout" svg:width="2.54cm" svg:height="2.54cm" svg:x="8.255cm" svg:y="4.31cm">
          <text:p text:style-name="P64"><text:span text:style-name="T47">APIs</text:span></text:p>
          <draw:enhanced-geometry svg:viewBox="0 0 21600 21600" draw:text-areas="?f4 ?f4 ?f3 ?f3" draw:type="star4" draw:modifiers="4581.81818181818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78" draw:text-style-name="P80" draw:layer="layout" svg:width="5.08cm" svg:height="1.905cm" svg:x="11.43cm" svg:y="2.54cm">
          <text:p text:style-name="P57"><text:span text:style-name="T45">level</text:span></text:p>
          <draw:enhanced-geometry svg:viewBox="0 0 21600 21600" draw:text-areas="0 0 21600 ?f0" draw:type="down-arrow-callout" draw:modifiers="14400 5400 16942.2875131165 7154.65459555206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0:03:47.342000000</meta:creation-date>
    <dc:date>2023-11-25T08:58:53.520923525</dc:date>
    <meta:editing-duration>P11DT3H35M11S</meta:editing-duration>
    <meta:editing-cycles>173</meta:editing-cycles>
    <meta:generator>LibreOffice/7.6.2.1$Linux_X86_64 LibreOffice_project/60$Build-1</meta:generator>
    <meta:document-statistic meta:object-count="148"/>
  </office:meta>
</office:document-meta>
</file>